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19cm"/>
    </style:style>
    <style:style style:name="co2" style:family="table-column">
      <style:table-column-properties fo:break-before="auto" style:column-width="2.635cm"/>
    </style:style>
    <style:style style:name="co3" style:family="table-column">
      <style:table-column-properties fo:break-before="auto" style:column-width="3.348cm"/>
    </style:style>
    <style:style style:name="co4" style:family="table-column">
      <style:table-column-properties fo:break-before="auto" style:column-width="2.73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6cm"/>
    </style:style>
    <style:style style:name="co7" style:family="table-column">
      <style:table-column-properties fo:break-before="auto" style:column-width="2.524cm"/>
    </style:style>
    <style:style style:name="co8" style:family="table-column">
      <style:table-column-properties fo:break-before="auto" style:column-width="2.865cm"/>
    </style:style>
    <style:style style:name="co9" style:family="table-column">
      <style:table-column-properties fo:break-before="auto" style:column-width="2.471cm"/>
    </style:style>
    <style:style style:name="co10" style:family="table-column">
      <style:table-column-properties fo:break-before="auto" style:column-width="2.902cm"/>
    </style:style>
    <style:style style:name="co11" style:family="table-column">
      <style:table-column-properties fo:break-before="auto" style:column-width="2.9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shapes>
          <draw:frame draw:z-index="0" draw:style-name="gr1" draw:text-style-name="P1" svg:width="45.362cm" svg:height="25.515cm" svg:x="44.094cm" svg:y="0cm">
            <draw:object draw:notify-on-update-of-ranges="Sheet1.A1:Sheet1.A1 Sheet1.A2:Sheet1.A257 Sheet1.F2:Sheet1.F257 Sheet1.F2:Sheet1.F257 Sheet1.B1:Sheet1.B1 Sheet1.B2:Sheet1.B257 Sheet1.G2:Sheet1.G257 Sheet1.G2:Sheet1.G257 Sheet1.C1:Sheet1.C1 Sheet1.C2:Sheet1.C257 Sheet1.H2:Sheet1.H257 Sheet1.H2:Sheet1.H257 Sheet1.D1:Sheet1.D1 Sheet1.D2:Sheet1.D257 Sheet1.I2:Sheet1.I257 Sheet1.I2:Sheet1.I2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.341cm" svg:height="25.503cm" svg:x="44.085cm" svg:y="26.19cm">
            <draw:object draw:notify-on-update-of-ranges="Sheet1.L1:Sheet1.O1 Sheet1.K2:Sheet1.K2 Sheet1.L2:Sheet1.O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Fast No Draw, CPF</text:p>
          </table:table-cell>
          <table:table-cell office:value-type="string" calcext:value-type="string">
            <text:p>Fast Draw, CPF</text:p>
          </table:table-cell>
          <table:table-cell office:value-type="string" calcext:value-type="string">
            <text:p>Slow No Draw, CPF</text:p>
          </table:table-cell>
          <table:table-cell office:value-type="string" calcext:value-type="string">
            <text:p>Slow Draw, CPF</text:p>
          </table:table-cell>
          <table:table-cell/>
          <table:table-cell office:value-type="string" calcext:value-type="string">
            <text:p>FND_ERR, CPF</text:p>
          </table:table-cell>
          <table:table-cell office:value-type="string" calcext:value-type="string">
            <text:p>FD_ERR, CPF</text:p>
          </table:table-cell>
          <table:table-cell office:value-type="string" calcext:value-type="string">
            <text:p>SND_ERR, CPF</text:p>
          </table:table-cell>
          <table:table-cell office:value-type="string" calcext:value-type="string">
            <text:p>SD_ERR, CPF</text:p>
          </table:table-cell>
          <table:table-cell table:number-columns-repeated="2"/>
          <table:table-cell office:value-type="string" calcext:value-type="string">
            <text:p>FND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SND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84303036" calcext:value-type="float">
            <text:p>84303036</text:p>
          </table:table-cell>
          <table:table-cell office:value-type="float" office:value="110202300" calcext:value-type="float">
            <text:p>110202300</text:p>
          </table:table-cell>
          <table:table-cell office:value-type="float" office:value="1365374736" calcext:value-type="float">
            <text:p>1365374736</text:p>
          </table:table-cell>
          <table:table-cell office:value-type="float" office:value="1386540432" calcext:value-type="float">
            <text:p>138654043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/>
          <table:table-cell office:value-type="string" calcext:value-type="string">
            <text:p>AVG, CPF</text:p>
          </table:table-cell>
          <table:table-cell table:formula="of:=AVERAGE([.A2:.A257])" office:value-type="float" office:value="83607771.9375" calcext:value-type="float">
            <text:p>83607771,9375</text:p>
          </table:table-cell>
          <table:table-cell table:formula="of:=AVERAGE([.B2:.B257])" office:value-type="float" office:value="100866756.65625" calcext:value-type="float">
            <text:p>100866756,65625</text:p>
          </table:table-cell>
          <table:table-cell table:formula="of:=AVERAGE([.C2:.C257])" office:value-type="float" office:value="1360525105.82813" calcext:value-type="float">
            <text:p>1360525105,82813</text:p>
          </table:table-cell>
          <table:table-cell table:formula="of:=AVERAGE([.D2:.D257])" office:value-type="float" office:value="1368784900.125" calcext:value-type="float">
            <text:p>1368784900,125</text:p>
          </table:table-cell>
        </table:table-row>
        <table:table-row table:style-name="ro1">
          <table:table-cell office:value-type="float" office:value="83239920" calcext:value-type="float">
            <text:p>83239920</text:p>
          </table:table-cell>
          <table:table-cell office:value-type="float" office:value="112232448" calcext:value-type="float">
            <text:p>112232448</text:p>
          </table:table-cell>
          <table:table-cell office:value-type="float" office:value="1366375320" calcext:value-type="float">
            <text:p>1366375320</text:p>
          </table:table-cell>
          <table:table-cell office:value-type="float" office:value="1384787700" calcext:value-type="float">
            <text:p>138478770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/>
          <table:table-cell office:value-type="string" calcext:value-type="string">
            <text:p>STDEV, CPF</text:p>
          </table:table-cell>
          <table:table-cell table:formula="of:=COM.MICROSOFT.STDEV.P([.A2:.A257])" office:value-type="float" office:value="125001.871406976" calcext:value-type="float">
            <text:p>125001,871406976</text:p>
          </table:table-cell>
          <table:table-cell table:formula="of:=COM.MICROSOFT.STDEV.P([.B2:.B257])" office:value-type="float" office:value="1841184.274316" calcext:value-type="float">
            <text:p>1841184,274316</text:p>
          </table:table-cell>
          <table:table-cell table:formula="of:=COM.MICROSOFT.STDEV.P([.C2:.C257])" office:value-type="float" office:value="3024012.42191338" calcext:value-type="float">
            <text:p>3024012,42191338</text:p>
          </table:table-cell>
          <table:table-cell table:formula="of:=COM.MICROSOFT.STDEV.P([.D2:.D257])" office:value-type="float" office:value="2621544.38956998" calcext:value-type="float">
            <text:p>2621544,38956998</text:p>
          </table:table-cell>
        </table:table-row>
        <table:table-row table:style-name="ro1">
          <table:table-cell office:value-type="float" office:value="83344824" calcext:value-type="float">
            <text:p>83344824</text:p>
          </table:table-cell>
          <table:table-cell office:value-type="float" office:value="109173744" calcext:value-type="float">
            <text:p>109173744</text:p>
          </table:table-cell>
          <table:table-cell office:value-type="float" office:value="1362787596" calcext:value-type="float">
            <text:p>1362787596</text:p>
          </table:table-cell>
          <table:table-cell office:value-type="float" office:value="1371411144" calcext:value-type="float">
            <text:p>137141114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/>
          <table:table-cell office:value-type="string" calcext:value-type="string">
            <text:p>REL_STDEV, %</text:p>
          </table:table-cell>
          <table:table-cell table:formula="of:=[.L3] / [.L2] * 100" office:value-type="float" office:value="0.149509870326911" calcext:value-type="float">
            <text:p>0,149509870326911</text:p>
          </table:table-cell>
          <table:table-cell table:formula="of:=[.M3] / [.M2] * 100" office:value-type="float" office:value="1.82536282056802" calcext:value-type="float">
            <text:p>1,82536282056802</text:p>
          </table:table-cell>
          <table:table-cell table:formula="of:=[.N3] / [.N2] * 100" office:value-type="float" office:value="0.222268035257808" calcext:value-type="float">
            <text:p>0,222268035257808</text:p>
          </table:table-cell>
          <table:table-cell table:formula="of:=[.O3] / [.O2] * 100" office:value-type="float" office:value="0.191523473800053" calcext:value-type="float">
            <text:p>0,191523473800053</text:p>
          </table:table-cell>
        </table:table-row>
        <table:table-row table:style-name="ro1">
          <table:table-cell office:value-type="float" office:value="83663496" calcext:value-type="float">
            <text:p>83663496</text:p>
          </table:table-cell>
          <table:table-cell office:value-type="float" office:value="101111400" calcext:value-type="float">
            <text:p>101111400</text:p>
          </table:table-cell>
          <table:table-cell office:value-type="float" office:value="1372252536" calcext:value-type="float">
            <text:p>1372252536</text:p>
          </table:table-cell>
          <table:table-cell office:value-type="float" office:value="1368460368" calcext:value-type="float">
            <text:p>136846036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/>
          <table:table-cell office:value-type="string" calcext:value-type="string">
            <text:p>ERR</text:p>
          </table:table-cell>
          <table:table-cell table:formula="of:=COM.MICROSOFT.CONFIDENCE.T(0.01; [.L3]; 256)" office:value-type="float" office:value="20275.6667100831" calcext:value-type="float">
            <text:p>20275,6667100831</text:p>
          </table:table-cell>
          <table:table-cell table:formula="of:=COM.MICROSOFT.CONFIDENCE.T(0.01; [.M3]; 256)" office:value-type="float" office:value="298645.438485765" calcext:value-type="float">
            <text:p>298645,438485765</text:p>
          </table:table-cell>
          <table:table-cell table:formula="of:=COM.MICROSOFT.CONFIDENCE.T(0.01; [.N3]; 256)" office:value-type="float" office:value="490503.60049606" calcext:value-type="float">
            <text:p>490503,60049606</text:p>
          </table:table-cell>
          <table:table-cell table:formula="of:=COM.MICROSOFT.CONFIDENCE.T(0.01; [.O3]; 256)" office:value-type="float" office:value="425222.116359796" calcext:value-type="float">
            <text:p>425222,116359796</text:p>
          </table:table-cell>
        </table:table-row>
        <table:table-row table:style-name="ro1">
          <table:table-cell office:value-type="float" office:value="83727432" calcext:value-type="float">
            <text:p>83727432</text:p>
          </table:table-cell>
          <table:table-cell office:value-type="float" office:value="101062656" calcext:value-type="float">
            <text:p>101062656</text:p>
          </table:table-cell>
          <table:table-cell office:value-type="float" office:value="1360823940" calcext:value-type="float">
            <text:p>1360823940</text:p>
          </table:table-cell>
          <table:table-cell office:value-type="float" office:value="1367332164" calcext:value-type="float">
            <text:p>136733216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855700" calcext:value-type="float">
            <text:p>83855700</text:p>
          </table:table-cell>
          <table:table-cell office:value-type="float" office:value="100936296" calcext:value-type="float">
            <text:p>100936296</text:p>
          </table:table-cell>
          <table:table-cell office:value-type="float" office:value="1359694584" calcext:value-type="float">
            <text:p>1359694584</text:p>
          </table:table-cell>
          <table:table-cell office:value-type="float" office:value="1366777116" calcext:value-type="float">
            <text:p>136677711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773584" calcext:value-type="float">
            <text:p>83773584</text:p>
          </table:table-cell>
          <table:table-cell office:value-type="float" office:value="101919132" calcext:value-type="float">
            <text:p>101919132</text:p>
          </table:table-cell>
          <table:table-cell office:value-type="float" office:value="1359051480" calcext:value-type="float">
            <text:p>1359051480</text:p>
          </table:table-cell>
          <table:table-cell office:value-type="float" office:value="1370270304" calcext:value-type="float">
            <text:p>137027030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/>
          <table:table-cell office:value-type="string" calcext:value-type="string">
            <text:p>ND Boost</text:p>
          </table:table-cell>
          <table:table-cell table:formula="of:=[.N2] / [.L2]" office:value-type="float" office:value="16.2727109489913" calcext:value-type="float">
            <text:p>16,2727109489913</text:p>
          </table:table-cell>
          <table:table-cell table:number-columns-repeated="3"/>
        </table:table-row>
        <table:table-row table:style-name="ro1">
          <table:table-cell office:value-type="float" office:value="83867364" calcext:value-type="float">
            <text:p>83867364</text:p>
          </table:table-cell>
          <table:table-cell office:value-type="float" office:value="100925208" calcext:value-type="float">
            <text:p>100925208</text:p>
          </table:table-cell>
          <table:table-cell office:value-type="float" office:value="1361707416" calcext:value-type="float">
            <text:p>1361707416</text:p>
          </table:table-cell>
          <table:table-cell office:value-type="float" office:value="1371776508" calcext:value-type="float">
            <text:p>137177650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/>
          <table:table-cell office:value-type="string" calcext:value-type="string">
            <text:p>D Boost</text:p>
          </table:table-cell>
          <table:table-cell table:formula="of:=[.O2] / [.M2]" office:value-type="float" office:value="13.5702281455303" calcext:value-type="float">
            <text:p>13,5702281455303</text:p>
          </table:table-cell>
          <table:table-cell table:number-columns-repeated="3"/>
        </table:table-row>
        <table:table-row table:style-name="ro1">
          <table:table-cell office:value-type="float" office:value="83846844" calcext:value-type="float">
            <text:p>83846844</text:p>
          </table:table-cell>
          <table:table-cell office:value-type="float" office:value="101112624" calcext:value-type="float">
            <text:p>101112624</text:p>
          </table:table-cell>
          <table:table-cell office:value-type="float" office:value="1359490104" calcext:value-type="float">
            <text:p>1359490104</text:p>
          </table:table-cell>
          <table:table-cell office:value-type="float" office:value="1368104724" calcext:value-type="float">
            <text:p>136810472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921976" calcext:value-type="float">
            <text:p>83921976</text:p>
          </table:table-cell>
          <table:table-cell office:value-type="float" office:value="101014848" calcext:value-type="float">
            <text:p>101014848</text:p>
          </table:table-cell>
          <table:table-cell office:value-type="float" office:value="1360236204" calcext:value-type="float">
            <text:p>1360236204</text:p>
          </table:table-cell>
          <table:table-cell office:value-type="float" office:value="1367646552" calcext:value-type="float">
            <text:p>136764655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62956" calcext:value-type="float">
            <text:p>83662956</text:p>
          </table:table-cell>
          <table:table-cell office:value-type="float" office:value="100576296" calcext:value-type="float">
            <text:p>100576296</text:p>
          </table:table-cell>
          <table:table-cell office:value-type="float" office:value="1359654336" calcext:value-type="float">
            <text:p>1359654336</text:p>
          </table:table-cell>
          <table:table-cell office:value-type="float" office:value="1368536940" calcext:value-type="float">
            <text:p>136853694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10532" calcext:value-type="float">
            <text:p>83510532</text:p>
          </table:table-cell>
          <table:table-cell office:value-type="float" office:value="100470060" calcext:value-type="float">
            <text:p>100470060</text:p>
          </table:table-cell>
          <table:table-cell office:value-type="float" office:value="1359621432" calcext:value-type="float">
            <text:p>1359621432</text:p>
          </table:table-cell>
          <table:table-cell office:value-type="float" office:value="1368265104" calcext:value-type="float">
            <text:p>136826510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413224" calcext:value-type="float">
            <text:p>83413224</text:p>
          </table:table-cell>
          <table:table-cell office:value-type="float" office:value="101356164" calcext:value-type="float">
            <text:p>101356164</text:p>
          </table:table-cell>
          <table:table-cell office:value-type="float" office:value="1359400356" calcext:value-type="float">
            <text:p>1359400356</text:p>
          </table:table-cell>
          <table:table-cell office:value-type="float" office:value="1368131652" calcext:value-type="float">
            <text:p>136813165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399112" calcext:value-type="float">
            <text:p>83399112</text:p>
          </table:table-cell>
          <table:table-cell office:value-type="float" office:value="100375092" calcext:value-type="float">
            <text:p>100375092</text:p>
          </table:table-cell>
          <table:table-cell office:value-type="float" office:value="1359925308" calcext:value-type="float">
            <text:p>1359925308</text:p>
          </table:table-cell>
          <table:table-cell office:value-type="float" office:value="1367815752" calcext:value-type="float">
            <text:p>136781575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328948" calcext:value-type="float">
            <text:p>83328948</text:p>
          </table:table-cell>
          <table:table-cell office:value-type="float" office:value="100388196" calcext:value-type="float">
            <text:p>100388196</text:p>
          </table:table-cell>
          <table:table-cell office:value-type="float" office:value="1362072420" calcext:value-type="float">
            <text:p>1362072420</text:p>
          </table:table-cell>
          <table:table-cell office:value-type="float" office:value="1367608896" calcext:value-type="float">
            <text:p>136760889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49780" calcext:value-type="float">
            <text:p>83649780</text:p>
          </table:table-cell>
          <table:table-cell office:value-type="float" office:value="100450620" calcext:value-type="float">
            <text:p>100450620</text:p>
          </table:table-cell>
          <table:table-cell office:value-type="float" office:value="1361506284" calcext:value-type="float">
            <text:p>1361506284</text:p>
          </table:table-cell>
          <table:table-cell office:value-type="float" office:value="1367595036" calcext:value-type="float">
            <text:p>136759503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847816" calcext:value-type="float">
            <text:p>83847816</text:p>
          </table:table-cell>
          <table:table-cell office:value-type="float" office:value="100341900" calcext:value-type="float">
            <text:p>100341900</text:p>
          </table:table-cell>
          <table:table-cell office:value-type="float" office:value="1360398276" calcext:value-type="float">
            <text:p>1360398276</text:p>
          </table:table-cell>
          <table:table-cell office:value-type="float" office:value="1367528904" calcext:value-type="float">
            <text:p>136752890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72200" calcext:value-type="float">
            <text:p>83572200</text:p>
          </table:table-cell>
          <table:table-cell office:value-type="float" office:value="100881180" calcext:value-type="float">
            <text:p>100881180</text:p>
          </table:table-cell>
          <table:table-cell office:value-type="float" office:value="1359861624" calcext:value-type="float">
            <text:p>1359861624</text:p>
          </table:table-cell>
          <table:table-cell office:value-type="float" office:value="1367432136" calcext:value-type="float">
            <text:p>136743213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27596" calcext:value-type="float">
            <text:p>83527596</text:p>
          </table:table-cell>
          <table:table-cell office:value-type="float" office:value="100502712" calcext:value-type="float">
            <text:p>100502712</text:p>
          </table:table-cell>
          <table:table-cell office:value-type="float" office:value="1359467568" calcext:value-type="float">
            <text:p>1359467568</text:p>
          </table:table-cell>
          <table:table-cell office:value-type="float" office:value="1367481132" calcext:value-type="float">
            <text:p>136748113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760768" calcext:value-type="float">
            <text:p>83760768</text:p>
          </table:table-cell>
          <table:table-cell office:value-type="float" office:value="100539216" calcext:value-type="float">
            <text:p>100539216</text:p>
          </table:table-cell>
          <table:table-cell office:value-type="float" office:value="1358949780" calcext:value-type="float">
            <text:p>1358949780</text:p>
          </table:table-cell>
          <table:table-cell office:value-type="float" office:value="1367557020" calcext:value-type="float">
            <text:p>136755702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729592" calcext:value-type="float">
            <text:p>83729592</text:p>
          </table:table-cell>
          <table:table-cell office:value-type="float" office:value="107486424" calcext:value-type="float">
            <text:p>107486424</text:p>
          </table:table-cell>
          <table:table-cell office:value-type="float" office:value="1358965476" calcext:value-type="float">
            <text:p>1358965476</text:p>
          </table:table-cell>
          <table:table-cell office:value-type="float" office:value="1375988976" calcext:value-type="float">
            <text:p>137598897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750076" calcext:value-type="float">
            <text:p>83750076</text:p>
          </table:table-cell>
          <table:table-cell office:value-type="float" office:value="100226844" calcext:value-type="float">
            <text:p>100226844</text:p>
          </table:table-cell>
          <table:table-cell office:value-type="float" office:value="1359064908" calcext:value-type="float">
            <text:p>1359064908</text:p>
          </table:table-cell>
          <table:table-cell office:value-type="float" office:value="1368367380" calcext:value-type="float">
            <text:p>136836738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54632" calcext:value-type="float">
            <text:p>83554632</text:p>
          </table:table-cell>
          <table:table-cell office:value-type="float" office:value="100388088" calcext:value-type="float">
            <text:p>100388088</text:p>
          </table:table-cell>
          <table:table-cell office:value-type="float" office:value="1359407340" calcext:value-type="float">
            <text:p>1359407340</text:p>
          </table:table-cell>
          <table:table-cell office:value-type="float" office:value="1368070236" calcext:value-type="float">
            <text:p>136807023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95060" calcext:value-type="float">
            <text:p>83595060</text:p>
          </table:table-cell>
          <table:table-cell office:value-type="float" office:value="100478196" calcext:value-type="float">
            <text:p>100478196</text:p>
          </table:table-cell>
          <table:table-cell office:value-type="float" office:value="1358871336" calcext:value-type="float">
            <text:p>1358871336</text:p>
          </table:table-cell>
          <table:table-cell office:value-type="float" office:value="1367623764" calcext:value-type="float">
            <text:p>136762376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443284" calcext:value-type="float">
            <text:p>83443284</text:p>
          </table:table-cell>
          <table:table-cell office:value-type="float" office:value="100532412" calcext:value-type="float">
            <text:p>100532412</text:p>
          </table:table-cell>
          <table:table-cell office:value-type="float" office:value="1358784288" calcext:value-type="float">
            <text:p>1358784288</text:p>
          </table:table-cell>
          <table:table-cell office:value-type="float" office:value="1367492724" calcext:value-type="float">
            <text:p>136749272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437308" calcext:value-type="float">
            <text:p>83437308</text:p>
          </table:table-cell>
          <table:table-cell office:value-type="float" office:value="100460772" calcext:value-type="float">
            <text:p>100460772</text:p>
          </table:table-cell>
          <table:table-cell office:value-type="float" office:value="1358776044" calcext:value-type="float">
            <text:p>1358776044</text:p>
          </table:table-cell>
          <table:table-cell office:value-type="float" office:value="1367307576" calcext:value-type="float">
            <text:p>136730757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378124" calcext:value-type="float">
            <text:p>83378124</text:p>
          </table:table-cell>
          <table:table-cell office:value-type="float" office:value="100447020" calcext:value-type="float">
            <text:p>100447020</text:p>
          </table:table-cell>
          <table:table-cell office:value-type="float" office:value="1358937972" calcext:value-type="float">
            <text:p>1358937972</text:p>
          </table:table-cell>
          <table:table-cell office:value-type="float" office:value="1367534196" calcext:value-type="float">
            <text:p>136753419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41852" calcext:value-type="float">
            <text:p>83541852</text:p>
          </table:table-cell>
          <table:table-cell office:value-type="float" office:value="100512612" calcext:value-type="float">
            <text:p>100512612</text:p>
          </table:table-cell>
          <table:table-cell office:value-type="float" office:value="1359064692" calcext:value-type="float">
            <text:p>1359064692</text:p>
          </table:table-cell>
          <table:table-cell office:value-type="float" office:value="1367454744" calcext:value-type="float">
            <text:p>136745474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285856" calcext:value-type="float">
            <text:p>83285856</text:p>
          </table:table-cell>
          <table:table-cell office:value-type="float" office:value="100449756" calcext:value-type="float">
            <text:p>100449756</text:p>
          </table:table-cell>
          <table:table-cell office:value-type="float" office:value="1358452908" calcext:value-type="float">
            <text:p>1358452908</text:p>
          </table:table-cell>
          <table:table-cell office:value-type="float" office:value="1367644320" calcext:value-type="float">
            <text:p>136764432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476476" calcext:value-type="float">
            <text:p>83476476</text:p>
          </table:table-cell>
          <table:table-cell office:value-type="float" office:value="100550232" calcext:value-type="float">
            <text:p>100550232</text:p>
          </table:table-cell>
          <table:table-cell office:value-type="float" office:value="1358907624" calcext:value-type="float">
            <text:p>1358907624</text:p>
          </table:table-cell>
          <table:table-cell office:value-type="float" office:value="1367721972" calcext:value-type="float">
            <text:p>136772197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439540" calcext:value-type="float">
            <text:p>83439540</text:p>
          </table:table-cell>
          <table:table-cell office:value-type="float" office:value="100535472" calcext:value-type="float">
            <text:p>100535472</text:p>
          </table:table-cell>
          <table:table-cell office:value-type="float" office:value="1360753200" calcext:value-type="float">
            <text:p>1360753200</text:p>
          </table:table-cell>
          <table:table-cell office:value-type="float" office:value="1368405360" calcext:value-type="float">
            <text:p>136840536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438784" calcext:value-type="float">
            <text:p>83438784</text:p>
          </table:table-cell>
          <table:table-cell office:value-type="float" office:value="100465344" calcext:value-type="float">
            <text:p>100465344</text:p>
          </table:table-cell>
          <table:table-cell office:value-type="float" office:value="1359607212" calcext:value-type="float">
            <text:p>1359607212</text:p>
          </table:table-cell>
          <table:table-cell office:value-type="float" office:value="1368286920" calcext:value-type="float">
            <text:p>136828692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15796" calcext:value-type="float">
            <text:p>83615796</text:p>
          </table:table-cell>
          <table:table-cell office:value-type="float" office:value="100368216" calcext:value-type="float">
            <text:p>100368216</text:p>
          </table:table-cell>
          <table:table-cell office:value-type="float" office:value="1359152208" calcext:value-type="float">
            <text:p>1359152208</text:p>
          </table:table-cell>
          <table:table-cell office:value-type="float" office:value="1367833680" calcext:value-type="float">
            <text:p>136783368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38116" calcext:value-type="float">
            <text:p>83638116</text:p>
          </table:table-cell>
          <table:table-cell office:value-type="float" office:value="100328796" calcext:value-type="float">
            <text:p>100328796</text:p>
          </table:table-cell>
          <table:table-cell office:value-type="float" office:value="1358323560" calcext:value-type="float">
            <text:p>1358323560</text:p>
          </table:table-cell>
          <table:table-cell office:value-type="float" office:value="1370645928" calcext:value-type="float">
            <text:p>137064592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05644" calcext:value-type="float">
            <text:p>83605644</text:p>
          </table:table-cell>
          <table:table-cell office:value-type="float" office:value="100235952" calcext:value-type="float">
            <text:p>100235952</text:p>
          </table:table-cell>
          <table:table-cell office:value-type="float" office:value="1358408700" calcext:value-type="float">
            <text:p>1358408700</text:p>
          </table:table-cell>
          <table:table-cell office:value-type="float" office:value="1367880912" calcext:value-type="float">
            <text:p>136788091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08632" calcext:value-type="float">
            <text:p>83608632</text:p>
          </table:table-cell>
          <table:table-cell office:value-type="float" office:value="100230084" calcext:value-type="float">
            <text:p>100230084</text:p>
          </table:table-cell>
          <table:table-cell office:value-type="float" office:value="1358744580" calcext:value-type="float">
            <text:p>1358744580</text:p>
          </table:table-cell>
          <table:table-cell office:value-type="float" office:value="1367566020" calcext:value-type="float">
            <text:p>136756602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86356" calcext:value-type="float">
            <text:p>83686356</text:p>
          </table:table-cell>
          <table:table-cell office:value-type="float" office:value="100275984" calcext:value-type="float">
            <text:p>100275984</text:p>
          </table:table-cell>
          <table:table-cell office:value-type="float" office:value="1358795880" calcext:value-type="float">
            <text:p>1358795880</text:p>
          </table:table-cell>
          <table:table-cell office:value-type="float" office:value="1367596440" calcext:value-type="float">
            <text:p>136759644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707956" calcext:value-type="float">
            <text:p>83707956</text:p>
          </table:table-cell>
          <table:table-cell office:value-type="float" office:value="100331316" calcext:value-type="float">
            <text:p>100331316</text:p>
          </table:table-cell>
          <table:table-cell office:value-type="float" office:value="1358767296" calcext:value-type="float">
            <text:p>1358767296</text:p>
          </table:table-cell>
          <table:table-cell office:value-type="float" office:value="1370325312" calcext:value-type="float">
            <text:p>137032531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67420" calcext:value-type="float">
            <text:p>83667420</text:p>
          </table:table-cell>
          <table:table-cell office:value-type="float" office:value="100162548" calcext:value-type="float">
            <text:p>100162548</text:p>
          </table:table-cell>
          <table:table-cell office:value-type="float" office:value="1359255348" calcext:value-type="float">
            <text:p>1359255348</text:p>
          </table:table-cell>
          <table:table-cell office:value-type="float" office:value="1367357508" calcext:value-type="float">
            <text:p>136735750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84512" calcext:value-type="float">
            <text:p>83584512</text:p>
          </table:table-cell>
          <table:table-cell office:value-type="float" office:value="100166004" calcext:value-type="float">
            <text:p>100166004</text:p>
          </table:table-cell>
          <table:table-cell office:value-type="float" office:value="1359080028" calcext:value-type="float">
            <text:p>1359080028</text:p>
          </table:table-cell>
          <table:table-cell office:value-type="float" office:value="1367534808" calcext:value-type="float">
            <text:p>136753480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54460" calcext:value-type="float">
            <text:p>83654460</text:p>
          </table:table-cell>
          <table:table-cell office:value-type="float" office:value="100253556" calcext:value-type="float">
            <text:p>100253556</text:p>
          </table:table-cell>
          <table:table-cell office:value-type="float" office:value="1358877204" calcext:value-type="float">
            <text:p>1358877204</text:p>
          </table:table-cell>
          <table:table-cell office:value-type="float" office:value="1368643896" calcext:value-type="float">
            <text:p>136864389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714544" calcext:value-type="float">
            <text:p>83714544</text:p>
          </table:table-cell>
          <table:table-cell office:value-type="float" office:value="107401356" calcext:value-type="float">
            <text:p>107401356</text:p>
          </table:table-cell>
          <table:table-cell office:value-type="float" office:value="1358403624" calcext:value-type="float">
            <text:p>1358403624</text:p>
          </table:table-cell>
          <table:table-cell office:value-type="float" office:value="1375206192" calcext:value-type="float">
            <text:p>137520619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39476" calcext:value-type="float">
            <text:p>83539476</text:p>
          </table:table-cell>
          <table:table-cell office:value-type="float" office:value="100173060" calcext:value-type="float">
            <text:p>100173060</text:p>
          </table:table-cell>
          <table:table-cell office:value-type="float" office:value="1357487064" calcext:value-type="float">
            <text:p>1357487064</text:p>
          </table:table-cell>
          <table:table-cell office:value-type="float" office:value="1366514244" calcext:value-type="float">
            <text:p>136651424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39772" calcext:value-type="float">
            <text:p>83639772</text:p>
          </table:table-cell>
          <table:table-cell office:value-type="float" office:value="100351080" calcext:value-type="float">
            <text:p>100351080</text:p>
          </table:table-cell>
          <table:table-cell office:value-type="float" office:value="1358610696" calcext:value-type="float">
            <text:p>1358610696</text:p>
          </table:table-cell>
          <table:table-cell office:value-type="float" office:value="1367461620" calcext:value-type="float">
            <text:p>136746162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24688" calcext:value-type="float">
            <text:p>83624688</text:p>
          </table:table-cell>
          <table:table-cell office:value-type="float" office:value="100365192" calcext:value-type="float">
            <text:p>100365192</text:p>
          </table:table-cell>
          <table:table-cell office:value-type="float" office:value="1359076284" calcext:value-type="float">
            <text:p>1359076284</text:p>
          </table:table-cell>
          <table:table-cell office:value-type="float" office:value="1368098928" calcext:value-type="float">
            <text:p>136809892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08128" calcext:value-type="float">
            <text:p>83608128</text:p>
          </table:table-cell>
          <table:table-cell office:value-type="float" office:value="100321992" calcext:value-type="float">
            <text:p>100321992</text:p>
          </table:table-cell>
          <table:table-cell office:value-type="float" office:value="1358607024" calcext:value-type="float">
            <text:p>1358607024</text:p>
          </table:table-cell>
          <table:table-cell office:value-type="float" office:value="1368188208" calcext:value-type="float">
            <text:p>136818820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22384" calcext:value-type="float">
            <text:p>83622384</text:p>
          </table:table-cell>
          <table:table-cell office:value-type="float" office:value="100364508" calcext:value-type="float">
            <text:p>100364508</text:p>
          </table:table-cell>
          <table:table-cell office:value-type="float" office:value="1358646264" calcext:value-type="float">
            <text:p>1358646264</text:p>
          </table:table-cell>
          <table:table-cell office:value-type="float" office:value="1367951508" calcext:value-type="float">
            <text:p>136795150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44048" calcext:value-type="float">
            <text:p>83544048</text:p>
          </table:table-cell>
          <table:table-cell office:value-type="float" office:value="100412136" calcext:value-type="float">
            <text:p>100412136</text:p>
          </table:table-cell>
          <table:table-cell office:value-type="float" office:value="1358875980" calcext:value-type="float">
            <text:p>1358875980</text:p>
          </table:table-cell>
          <table:table-cell office:value-type="float" office:value="1367739648" calcext:value-type="float">
            <text:p>136773964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41392" calcext:value-type="float">
            <text:p>83641392</text:p>
          </table:table-cell>
          <table:table-cell office:value-type="float" office:value="100219068" calcext:value-type="float">
            <text:p>100219068</text:p>
          </table:table-cell>
          <table:table-cell office:value-type="float" office:value="1358562276" calcext:value-type="float">
            <text:p>1358562276</text:p>
          </table:table-cell>
          <table:table-cell office:value-type="float" office:value="1367469108" calcext:value-type="float">
            <text:p>136746910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45640" calcext:value-type="float">
            <text:p>83645640</text:p>
          </table:table-cell>
          <table:table-cell office:value-type="float" office:value="100433412" calcext:value-type="float">
            <text:p>100433412</text:p>
          </table:table-cell>
          <table:table-cell office:value-type="float" office:value="1358601804" calcext:value-type="float">
            <text:p>1358601804</text:p>
          </table:table-cell>
          <table:table-cell office:value-type="float" office:value="1367298216" calcext:value-type="float">
            <text:p>136729821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31852" calcext:value-type="float">
            <text:p>83631852</text:p>
          </table:table-cell>
          <table:table-cell office:value-type="float" office:value="100426860" calcext:value-type="float">
            <text:p>100426860</text:p>
          </table:table-cell>
          <table:table-cell office:value-type="float" office:value="1359293112" calcext:value-type="float">
            <text:p>1359293112</text:p>
          </table:table-cell>
          <table:table-cell office:value-type="float" office:value="1367469648" calcext:value-type="float">
            <text:p>136746964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17776" calcext:value-type="float">
            <text:p>83617776</text:p>
          </table:table-cell>
          <table:table-cell office:value-type="float" office:value="100475208" calcext:value-type="float">
            <text:p>100475208</text:p>
          </table:table-cell>
          <table:table-cell office:value-type="float" office:value="1359084204" calcext:value-type="float">
            <text:p>1359084204</text:p>
          </table:table-cell>
          <table:table-cell office:value-type="float" office:value="1367285508" calcext:value-type="float">
            <text:p>136728550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35452" calcext:value-type="float">
            <text:p>83635452</text:p>
          </table:table-cell>
          <table:table-cell office:value-type="float" office:value="100470060" calcext:value-type="float">
            <text:p>100470060</text:p>
          </table:table-cell>
          <table:table-cell office:value-type="float" office:value="1358861184" calcext:value-type="float">
            <text:p>1358861184</text:p>
          </table:table-cell>
          <table:table-cell office:value-type="float" office:value="1367392248" calcext:value-type="float">
            <text:p>136739224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59392" calcext:value-type="float">
            <text:p>83659392</text:p>
          </table:table-cell>
          <table:table-cell office:value-type="float" office:value="100415340" calcext:value-type="float">
            <text:p>100415340</text:p>
          </table:table-cell>
          <table:table-cell office:value-type="float" office:value="1358744472" calcext:value-type="float">
            <text:p>1358744472</text:p>
          </table:table-cell>
          <table:table-cell office:value-type="float" office:value="1367251416" calcext:value-type="float">
            <text:p>136725141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470788" calcext:value-type="float">
            <text:p>83470788</text:p>
          </table:table-cell>
          <table:table-cell office:value-type="float" office:value="100427760" calcext:value-type="float">
            <text:p>100427760</text:p>
          </table:table-cell>
          <table:table-cell office:value-type="float" office:value="1359041040" calcext:value-type="float">
            <text:p>1359041040</text:p>
          </table:table-cell>
          <table:table-cell office:value-type="float" office:value="1367236800" calcext:value-type="float">
            <text:p>136723680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414376" calcext:value-type="float">
            <text:p>83414376</text:p>
          </table:table-cell>
          <table:table-cell office:value-type="float" office:value="100388556" calcext:value-type="float">
            <text:p>100388556</text:p>
          </table:table-cell>
          <table:table-cell office:value-type="float" office:value="1359462852" calcext:value-type="float">
            <text:p>1359462852</text:p>
          </table:table-cell>
          <table:table-cell office:value-type="float" office:value="1367402940" calcext:value-type="float">
            <text:p>136740294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74576" calcext:value-type="float">
            <text:p>83574576</text:p>
          </table:table-cell>
          <table:table-cell office:value-type="float" office:value="100451484" calcext:value-type="float">
            <text:p>100451484</text:p>
          </table:table-cell>
          <table:table-cell office:value-type="float" office:value="1357860024" calcext:value-type="float">
            <text:p>1357860024</text:p>
          </table:table-cell>
          <table:table-cell office:value-type="float" office:value="1367274420" calcext:value-type="float">
            <text:p>136727442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00848" calcext:value-type="float">
            <text:p>83500848</text:p>
          </table:table-cell>
          <table:table-cell office:value-type="float" office:value="100500840" calcext:value-type="float">
            <text:p>100500840</text:p>
          </table:table-cell>
          <table:table-cell office:value-type="float" office:value="1358106480" calcext:value-type="float">
            <text:p>1358106480</text:p>
          </table:table-cell>
          <table:table-cell office:value-type="float" office:value="1367711460" calcext:value-type="float">
            <text:p>136771146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444004" calcext:value-type="float">
            <text:p>83444004</text:p>
          </table:table-cell>
          <table:table-cell office:value-type="float" office:value="100467720" calcext:value-type="float">
            <text:p>100467720</text:p>
          </table:table-cell>
          <table:table-cell office:value-type="float" office:value="1359377892" calcext:value-type="float">
            <text:p>1359377892</text:p>
          </table:table-cell>
          <table:table-cell office:value-type="float" office:value="1367248464" calcext:value-type="float">
            <text:p>136724846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79040" calcext:value-type="float">
            <text:p>83579040</text:p>
          </table:table-cell>
          <table:table-cell office:value-type="float" office:value="100465416" calcext:value-type="float">
            <text:p>100465416</text:p>
          </table:table-cell>
          <table:table-cell office:value-type="float" office:value="1358477532" calcext:value-type="float">
            <text:p>1358477532</text:p>
          </table:table-cell>
          <table:table-cell office:value-type="float" office:value="1367223624" calcext:value-type="float">
            <text:p>136722362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33256" calcext:value-type="float">
            <text:p>83633256</text:p>
          </table:table-cell>
          <table:table-cell office:value-type="float" office:value="100301652" calcext:value-type="float">
            <text:p>100301652</text:p>
          </table:table-cell>
          <table:table-cell office:value-type="float" office:value="1358211708" calcext:value-type="float">
            <text:p>1358211708</text:p>
          </table:table-cell>
          <table:table-cell office:value-type="float" office:value="1367270856" calcext:value-type="float">
            <text:p>136727085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480688" calcext:value-type="float">
            <text:p>83480688</text:p>
          </table:table-cell>
          <table:table-cell office:value-type="float" office:value="100403568" calcext:value-type="float">
            <text:p>100403568</text:p>
          </table:table-cell>
          <table:table-cell office:value-type="float" office:value="1358564688" calcext:value-type="float">
            <text:p>1358564688</text:p>
          </table:table-cell>
          <table:table-cell office:value-type="float" office:value="1367236008" calcext:value-type="float">
            <text:p>136723600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76268" calcext:value-type="float">
            <text:p>83576268</text:p>
          </table:table-cell>
          <table:table-cell office:value-type="float" office:value="107333352" calcext:value-type="float">
            <text:p>107333352</text:p>
          </table:table-cell>
          <table:table-cell office:value-type="float" office:value="1357713324" calcext:value-type="float">
            <text:p>1357713324</text:p>
          </table:table-cell>
          <table:table-cell office:value-type="float" office:value="1374453324" calcext:value-type="float">
            <text:p>137445332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707524" calcext:value-type="float">
            <text:p>83707524</text:p>
          </table:table-cell>
          <table:table-cell office:value-type="float" office:value="100114272" calcext:value-type="float">
            <text:p>100114272</text:p>
          </table:table-cell>
          <table:table-cell office:value-type="float" office:value="1358170452" calcext:value-type="float">
            <text:p>1358170452</text:p>
          </table:table-cell>
          <table:table-cell office:value-type="float" office:value="1366552584" calcext:value-type="float">
            <text:p>136655258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24328" calcext:value-type="float">
            <text:p>83624328</text:p>
          </table:table-cell>
          <table:table-cell office:value-type="float" office:value="100293264" calcext:value-type="float">
            <text:p>100293264</text:p>
          </table:table-cell>
          <table:table-cell office:value-type="float" office:value="1357916256" calcext:value-type="float">
            <text:p>1357916256</text:p>
          </table:table-cell>
          <table:table-cell office:value-type="float" office:value="1367723736" calcext:value-type="float">
            <text:p>136772373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72272" calcext:value-type="float">
            <text:p>83572272</text:p>
          </table:table-cell>
          <table:table-cell office:value-type="float" office:value="100337544" calcext:value-type="float">
            <text:p>100337544</text:p>
          </table:table-cell>
          <table:table-cell office:value-type="float" office:value="1357471872" calcext:value-type="float">
            <text:p>1357471872</text:p>
          </table:table-cell>
          <table:table-cell office:value-type="float" office:value="1367530596" calcext:value-type="float">
            <text:p>136753059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858184" calcext:value-type="float">
            <text:p>83858184</text:p>
          </table:table-cell>
          <table:table-cell office:value-type="float" office:value="100244736" calcext:value-type="float">
            <text:p>100244736</text:p>
          </table:table-cell>
          <table:table-cell office:value-type="float" office:value="1358175960" calcext:value-type="float">
            <text:p>1358175960</text:p>
          </table:table-cell>
          <table:table-cell office:value-type="float" office:value="1368400896" calcext:value-type="float">
            <text:p>136840089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09064" calcext:value-type="float">
            <text:p>83609064</text:p>
          </table:table-cell>
          <table:table-cell office:value-type="float" office:value="100278288" calcext:value-type="float">
            <text:p>100278288</text:p>
          </table:table-cell>
          <table:table-cell office:value-type="float" office:value="1358246808" calcext:value-type="float">
            <text:p>1358246808</text:p>
          </table:table-cell>
          <table:table-cell office:value-type="float" office:value="1367708436" calcext:value-type="float">
            <text:p>136770843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59132" calcext:value-type="float">
            <text:p>83559132</text:p>
          </table:table-cell>
          <table:table-cell office:value-type="float" office:value="100376460" calcext:value-type="float">
            <text:p>100376460</text:p>
          </table:table-cell>
          <table:table-cell office:value-type="float" office:value="1358411904" calcext:value-type="float">
            <text:p>1358411904</text:p>
          </table:table-cell>
          <table:table-cell office:value-type="float" office:value="1367949420" calcext:value-type="float">
            <text:p>136794942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24724" calcext:value-type="float">
            <text:p>83624724</text:p>
          </table:table-cell>
          <table:table-cell office:value-type="float" office:value="100339128" calcext:value-type="float">
            <text:p>100339128</text:p>
          </table:table-cell>
          <table:table-cell office:value-type="float" office:value="1357822764" calcext:value-type="float">
            <text:p>1357822764</text:p>
          </table:table-cell>
          <table:table-cell office:value-type="float" office:value="1367777448" calcext:value-type="float">
            <text:p>136777744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17812" calcext:value-type="float">
            <text:p>83617812</text:p>
          </table:table-cell>
          <table:table-cell office:value-type="float" office:value="100520388" calcext:value-type="float">
            <text:p>100520388</text:p>
          </table:table-cell>
          <table:table-cell office:value-type="float" office:value="1357104384" calcext:value-type="float">
            <text:p>1357104384</text:p>
          </table:table-cell>
          <table:table-cell office:value-type="float" office:value="1368107100" calcext:value-type="float">
            <text:p>136810710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11980" calcext:value-type="float">
            <text:p>83611980</text:p>
          </table:table-cell>
          <table:table-cell office:value-type="float" office:value="100376280" calcext:value-type="float">
            <text:p>100376280</text:p>
          </table:table-cell>
          <table:table-cell office:value-type="float" office:value="1357368444" calcext:value-type="float">
            <text:p>1357368444</text:p>
          </table:table-cell>
          <table:table-cell office:value-type="float" office:value="1367651916" calcext:value-type="float">
            <text:p>136765191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45460" calcext:value-type="float">
            <text:p>83645460</text:p>
          </table:table-cell>
          <table:table-cell office:value-type="float" office:value="100439604" calcext:value-type="float">
            <text:p>100439604</text:p>
          </table:table-cell>
          <table:table-cell office:value-type="float" office:value="1358315100" calcext:value-type="float">
            <text:p>1358315100</text:p>
          </table:table-cell>
          <table:table-cell office:value-type="float" office:value="1367834292" calcext:value-type="float">
            <text:p>136783429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490372" calcext:value-type="float">
            <text:p>83490372</text:p>
          </table:table-cell>
          <table:table-cell office:value-type="float" office:value="100509084" calcext:value-type="float">
            <text:p>100509084</text:p>
          </table:table-cell>
          <table:table-cell office:value-type="float" office:value="1357629732" calcext:value-type="float">
            <text:p>1357629732</text:p>
          </table:table-cell>
          <table:table-cell office:value-type="float" office:value="1367537220" calcext:value-type="float">
            <text:p>136753722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11908" calcext:value-type="float">
            <text:p>83611908</text:p>
          </table:table-cell>
          <table:table-cell office:value-type="float" office:value="100378800" calcext:value-type="float">
            <text:p>100378800</text:p>
          </table:table-cell>
          <table:table-cell office:value-type="float" office:value="1357934688" calcext:value-type="float">
            <text:p>1357934688</text:p>
          </table:table-cell>
          <table:table-cell office:value-type="float" office:value="1367328132" calcext:value-type="float">
            <text:p>136732813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97004" calcext:value-type="float">
            <text:p>83597004</text:p>
          </table:table-cell>
          <table:table-cell office:value-type="float" office:value="100340856" calcext:value-type="float">
            <text:p>100340856</text:p>
          </table:table-cell>
          <table:table-cell office:value-type="float" office:value="1361591136" calcext:value-type="float">
            <text:p>1361591136</text:p>
          </table:table-cell>
          <table:table-cell office:value-type="float" office:value="1367105652" calcext:value-type="float">
            <text:p>136710565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05572" calcext:value-type="float">
            <text:p>83605572</text:p>
          </table:table-cell>
          <table:table-cell office:value-type="float" office:value="100421064" calcext:value-type="float">
            <text:p>100421064</text:p>
          </table:table-cell>
          <table:table-cell office:value-type="float" office:value="1359262188" calcext:value-type="float">
            <text:p>1359262188</text:p>
          </table:table-cell>
          <table:table-cell office:value-type="float" office:value="1367425908" calcext:value-type="float">
            <text:p>136742590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04780" calcext:value-type="float">
            <text:p>83604780</text:p>
          </table:table-cell>
          <table:table-cell office:value-type="float" office:value="100409472" calcext:value-type="float">
            <text:p>100409472</text:p>
          </table:table-cell>
          <table:table-cell office:value-type="float" office:value="1357933500" calcext:value-type="float">
            <text:p>1357933500</text:p>
          </table:table-cell>
          <table:table-cell office:value-type="float" office:value="1367464896" calcext:value-type="float">
            <text:p>136746489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28136" calcext:value-type="float">
            <text:p>83528136</text:p>
          </table:table-cell>
          <table:table-cell office:value-type="float" office:value="100438524" calcext:value-type="float">
            <text:p>100438524</text:p>
          </table:table-cell>
          <table:table-cell office:value-type="float" office:value="1358029692" calcext:value-type="float">
            <text:p>1358029692</text:p>
          </table:table-cell>
          <table:table-cell office:value-type="float" office:value="1372071456" calcext:value-type="float">
            <text:p>137207145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25444" calcext:value-type="float">
            <text:p>83625444</text:p>
          </table:table-cell>
          <table:table-cell office:value-type="float" office:value="100463472" calcext:value-type="float">
            <text:p>100463472</text:p>
          </table:table-cell>
          <table:table-cell office:value-type="float" office:value="1357917876" calcext:value-type="float">
            <text:p>1357917876</text:p>
          </table:table-cell>
          <table:table-cell office:value-type="float" office:value="1367961192" calcext:value-type="float">
            <text:p>136796119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91244" calcext:value-type="float">
            <text:p>83591244</text:p>
          </table:table-cell>
          <table:table-cell office:value-type="float" office:value="100365768" calcext:value-type="float">
            <text:p>100365768</text:p>
          </table:table-cell>
          <table:table-cell office:value-type="float" office:value="1358581968" calcext:value-type="float">
            <text:p>1358581968</text:p>
          </table:table-cell>
          <table:table-cell office:value-type="float" office:value="1372216716" calcext:value-type="float">
            <text:p>137221671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90272" calcext:value-type="float">
            <text:p>83590272</text:p>
          </table:table-cell>
          <table:table-cell office:value-type="float" office:value="100460952" calcext:value-type="float">
            <text:p>100460952</text:p>
          </table:table-cell>
          <table:table-cell office:value-type="float" office:value="1357774236" calcext:value-type="float">
            <text:p>1357774236</text:p>
          </table:table-cell>
          <table:table-cell office:value-type="float" office:value="1367765604" calcext:value-type="float">
            <text:p>136776560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67052" calcext:value-type="float">
            <text:p>83567052</text:p>
          </table:table-cell>
          <table:table-cell office:value-type="float" office:value="100448748" calcext:value-type="float">
            <text:p>100448748</text:p>
          </table:table-cell>
          <table:table-cell office:value-type="float" office:value="1358227044" calcext:value-type="float">
            <text:p>1358227044</text:p>
          </table:table-cell>
          <table:table-cell office:value-type="float" office:value="1374823080" calcext:value-type="float">
            <text:p>137482308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24608" calcext:value-type="float">
            <text:p>83524608</text:p>
          </table:table-cell>
          <table:table-cell office:value-type="float" office:value="107747388" calcext:value-type="float">
            <text:p>107747388</text:p>
          </table:table-cell>
          <table:table-cell office:value-type="float" office:value="1357935660" calcext:value-type="float">
            <text:p>1357935660</text:p>
          </table:table-cell>
          <table:table-cell office:value-type="float" office:value="1367249040" calcext:value-type="float">
            <text:p>136724904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81632" calcext:value-type="float">
            <text:p>83581632</text:p>
          </table:table-cell>
          <table:table-cell office:value-type="float" office:value="100520856" calcext:value-type="float">
            <text:p>100520856</text:p>
          </table:table-cell>
          <table:table-cell office:value-type="float" office:value="1357904556" calcext:value-type="float">
            <text:p>1357904556</text:p>
          </table:table-cell>
          <table:table-cell office:value-type="float" office:value="1367900748" calcext:value-type="float">
            <text:p>136790074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76484" calcext:value-type="float">
            <text:p>83576484</text:p>
          </table:table-cell>
          <table:table-cell office:value-type="float" office:value="100514232" calcext:value-type="float">
            <text:p>100514232</text:p>
          </table:table-cell>
          <table:table-cell office:value-type="float" office:value="1357833204" calcext:value-type="float">
            <text:p>1357833204</text:p>
          </table:table-cell>
          <table:table-cell office:value-type="float" office:value="1367501724" calcext:value-type="float">
            <text:p>136750172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87428" calcext:value-type="float">
            <text:p>83587428</text:p>
          </table:table-cell>
          <table:table-cell office:value-type="float" office:value="100719072" calcext:value-type="float">
            <text:p>100719072</text:p>
          </table:table-cell>
          <table:table-cell office:value-type="float" office:value="1358902800" calcext:value-type="float">
            <text:p>1358902800</text:p>
          </table:table-cell>
          <table:table-cell office:value-type="float" office:value="1377936900" calcext:value-type="float">
            <text:p>137793690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89804" calcext:value-type="float">
            <text:p>83589804</text:p>
          </table:table-cell>
          <table:table-cell office:value-type="float" office:value="100621620" calcext:value-type="float">
            <text:p>100621620</text:p>
          </table:table-cell>
          <table:table-cell office:value-type="float" office:value="1357749000" calcext:value-type="float">
            <text:p>1357749000</text:p>
          </table:table-cell>
          <table:table-cell office:value-type="float" office:value="1371299184" calcext:value-type="float">
            <text:p>137129918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30188" calcext:value-type="float">
            <text:p>83530188</text:p>
          </table:table-cell>
          <table:table-cell office:value-type="float" office:value="100578816" calcext:value-type="float">
            <text:p>100578816</text:p>
          </table:table-cell>
          <table:table-cell office:value-type="float" office:value="1357734096" calcext:value-type="float">
            <text:p>1357734096</text:p>
          </table:table-cell>
          <table:table-cell office:value-type="float" office:value="1367903556" calcext:value-type="float">
            <text:p>136790355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06716" calcext:value-type="float">
            <text:p>83506716</text:p>
          </table:table-cell>
          <table:table-cell office:value-type="float" office:value="100468260" calcext:value-type="float">
            <text:p>100468260</text:p>
          </table:table-cell>
          <table:table-cell office:value-type="float" office:value="1357692012" calcext:value-type="float">
            <text:p>1357692012</text:p>
          </table:table-cell>
          <table:table-cell office:value-type="float" office:value="1367538300" calcext:value-type="float">
            <text:p>136753830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17812" calcext:value-type="float">
            <text:p>83617812</text:p>
          </table:table-cell>
          <table:table-cell office:value-type="float" office:value="100538064" calcext:value-type="float">
            <text:p>100538064</text:p>
          </table:table-cell>
          <table:table-cell office:value-type="float" office:value="1357595784" calcext:value-type="float">
            <text:p>1357595784</text:p>
          </table:table-cell>
          <table:table-cell office:value-type="float" office:value="1367649144" calcext:value-type="float">
            <text:p>136764914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31340" calcext:value-type="float">
            <text:p>83531340</text:p>
          </table:table-cell>
          <table:table-cell office:value-type="float" office:value="100979460" calcext:value-type="float">
            <text:p>100979460</text:p>
          </table:table-cell>
          <table:table-cell office:value-type="float" office:value="1358114652" calcext:value-type="float">
            <text:p>1358114652</text:p>
          </table:table-cell>
          <table:table-cell office:value-type="float" office:value="1368584388" calcext:value-type="float">
            <text:p>136858438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85088" calcext:value-type="float">
            <text:p>83585088</text:p>
          </table:table-cell>
          <table:table-cell office:value-type="float" office:value="100794168" calcext:value-type="float">
            <text:p>100794168</text:p>
          </table:table-cell>
          <table:table-cell office:value-type="float" office:value="1358435196" calcext:value-type="float">
            <text:p>1358435196</text:p>
          </table:table-cell>
          <table:table-cell office:value-type="float" office:value="1368084276" calcext:value-type="float">
            <text:p>136808427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33508" calcext:value-type="float">
            <text:p>83633508</text:p>
          </table:table-cell>
          <table:table-cell office:value-type="float" office:value="100648512" calcext:value-type="float">
            <text:p>100648512</text:p>
          </table:table-cell>
          <table:table-cell office:value-type="float" office:value="1357436592" calcext:value-type="float">
            <text:p>1357436592</text:p>
          </table:table-cell>
          <table:table-cell office:value-type="float" office:value="1368323352" calcext:value-type="float">
            <text:p>136832335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56864" calcext:value-type="float">
            <text:p>83556864</text:p>
          </table:table-cell>
          <table:table-cell office:value-type="float" office:value="100550664" calcext:value-type="float">
            <text:p>100550664</text:p>
          </table:table-cell>
          <table:table-cell office:value-type="float" office:value="1357368984" calcext:value-type="float">
            <text:p>1357368984</text:p>
          </table:table-cell>
          <table:table-cell office:value-type="float" office:value="1367647416" calcext:value-type="float">
            <text:p>136764741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19820" calcext:value-type="float">
            <text:p>83519820</text:p>
          </table:table-cell>
          <table:table-cell office:value-type="float" office:value="100441116" calcext:value-type="float">
            <text:p>100441116</text:p>
          </table:table-cell>
          <table:table-cell office:value-type="float" office:value="1357314336" calcext:value-type="float">
            <text:p>1357314336</text:p>
          </table:table-cell>
          <table:table-cell office:value-type="float" office:value="1367389800" calcext:value-type="float">
            <text:p>136738980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75548" calcext:value-type="float">
            <text:p>83575548</text:p>
          </table:table-cell>
          <table:table-cell office:value-type="float" office:value="100432296" calcext:value-type="float">
            <text:p>100432296</text:p>
          </table:table-cell>
          <table:table-cell office:value-type="float" office:value="1357142976" calcext:value-type="float">
            <text:p>1357142976</text:p>
          </table:table-cell>
          <table:table-cell office:value-type="float" office:value="1367650080" calcext:value-type="float">
            <text:p>136765008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730312" calcext:value-type="float">
            <text:p>83730312</text:p>
          </table:table-cell>
          <table:table-cell office:value-type="float" office:value="100411092" calcext:value-type="float">
            <text:p>100411092</text:p>
          </table:table-cell>
          <table:table-cell office:value-type="float" office:value="1357852536" calcext:value-type="float">
            <text:p>1357852536</text:p>
          </table:table-cell>
          <table:table-cell office:value-type="float" office:value="1367660772" calcext:value-type="float">
            <text:p>136766077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785896" calcext:value-type="float">
            <text:p>83785896</text:p>
          </table:table-cell>
          <table:table-cell office:value-type="float" office:value="100392696" calcext:value-type="float">
            <text:p>100392696</text:p>
          </table:table-cell>
          <table:table-cell office:value-type="float" office:value="1358233128" calcext:value-type="float">
            <text:p>1358233128</text:p>
          </table:table-cell>
          <table:table-cell office:value-type="float" office:value="1368382680" calcext:value-type="float">
            <text:p>136838268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797992" calcext:value-type="float">
            <text:p>83797992</text:p>
          </table:table-cell>
          <table:table-cell office:value-type="float" office:value="100360224" calcext:value-type="float">
            <text:p>100360224</text:p>
          </table:table-cell>
          <table:table-cell office:value-type="float" office:value="1356919200" calcext:value-type="float">
            <text:p>1356919200</text:p>
          </table:table-cell>
          <table:table-cell office:value-type="float" office:value="1367977428" calcext:value-type="float">
            <text:p>136797742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58672" calcext:value-type="float">
            <text:p>83658672</text:p>
          </table:table-cell>
          <table:table-cell office:value-type="float" office:value="100429560" calcext:value-type="float">
            <text:p>100429560</text:p>
          </table:table-cell>
          <table:table-cell office:value-type="float" office:value="1357176492" calcext:value-type="float">
            <text:p>1357176492</text:p>
          </table:table-cell>
          <table:table-cell office:value-type="float" office:value="1367872524" calcext:value-type="float">
            <text:p>136787252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51032" calcext:value-type="float">
            <text:p>83551032</text:p>
          </table:table-cell>
          <table:table-cell office:value-type="float" office:value="100460808" calcext:value-type="float">
            <text:p>100460808</text:p>
          </table:table-cell>
          <table:table-cell office:value-type="float" office:value="1357160904" calcext:value-type="float">
            <text:p>1357160904</text:p>
          </table:table-cell>
          <table:table-cell office:value-type="float" office:value="1367604684" calcext:value-type="float">
            <text:p>136760468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491596" calcext:value-type="float">
            <text:p>83491596</text:p>
          </table:table-cell>
          <table:table-cell office:value-type="float" office:value="100336176" calcext:value-type="float">
            <text:p>100336176</text:p>
          </table:table-cell>
          <table:table-cell office:value-type="float" office:value="1356964236" calcext:value-type="float">
            <text:p>1356964236</text:p>
          </table:table-cell>
          <table:table-cell office:value-type="float" office:value="1367495820" calcext:value-type="float">
            <text:p>136749582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32716" calcext:value-type="float">
            <text:p>83632716</text:p>
          </table:table-cell>
          <table:table-cell office:value-type="float" office:value="100441836" calcext:value-type="float">
            <text:p>100441836</text:p>
          </table:table-cell>
          <table:table-cell office:value-type="float" office:value="1358026596" calcext:value-type="float">
            <text:p>1358026596</text:p>
          </table:table-cell>
          <table:table-cell office:value-type="float" office:value="1374611400" calcext:value-type="float">
            <text:p>137461140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60824" calcext:value-type="float">
            <text:p>83560824</text:p>
          </table:table-cell>
          <table:table-cell office:value-type="float" office:value="107514252" calcext:value-type="float">
            <text:p>107514252</text:p>
          </table:table-cell>
          <table:table-cell office:value-type="float" office:value="1358305812" calcext:value-type="float">
            <text:p>1358305812</text:p>
          </table:table-cell>
          <table:table-cell office:value-type="float" office:value="1366610796" calcext:value-type="float">
            <text:p>136661079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87392" calcext:value-type="float">
            <text:p>83587392</text:p>
          </table:table-cell>
          <table:table-cell office:value-type="float" office:value="100279548" calcext:value-type="float">
            <text:p>100279548</text:p>
          </table:table-cell>
          <table:table-cell office:value-type="float" office:value="1358423136" calcext:value-type="float">
            <text:p>1358423136</text:p>
          </table:table-cell>
          <table:table-cell office:value-type="float" office:value="1368018828" calcext:value-type="float">
            <text:p>136801882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67916" calcext:value-type="float">
            <text:p>83567916</text:p>
          </table:table-cell>
          <table:table-cell office:value-type="float" office:value="100416852" calcext:value-type="float">
            <text:p>100416852</text:p>
          </table:table-cell>
          <table:table-cell office:value-type="float" office:value="1356888564" calcext:value-type="float">
            <text:p>1356888564</text:p>
          </table:table-cell>
          <table:table-cell office:value-type="float" office:value="1367381268" calcext:value-type="float">
            <text:p>136738126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731212" calcext:value-type="float">
            <text:p>83731212</text:p>
          </table:table-cell>
          <table:table-cell office:value-type="float" office:value="100406304" calcext:value-type="float">
            <text:p>100406304</text:p>
          </table:table-cell>
          <table:table-cell office:value-type="float" office:value="1361600676" calcext:value-type="float">
            <text:p>1361600676</text:p>
          </table:table-cell>
          <table:table-cell office:value-type="float" office:value="1367435484" calcext:value-type="float">
            <text:p>136743548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52840" calcext:value-type="float">
            <text:p>83652840</text:p>
          </table:table-cell>
          <table:table-cell office:value-type="float" office:value="100468260" calcext:value-type="float">
            <text:p>100468260</text:p>
          </table:table-cell>
          <table:table-cell office:value-type="float" office:value="1371820068" calcext:value-type="float">
            <text:p>1371820068</text:p>
          </table:table-cell>
          <table:table-cell office:value-type="float" office:value="1367445060" calcext:value-type="float">
            <text:p>136744506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44596" calcext:value-type="float">
            <text:p>83644596</text:p>
          </table:table-cell>
          <table:table-cell office:value-type="float" office:value="100466136" calcext:value-type="float">
            <text:p>100466136</text:p>
          </table:table-cell>
          <table:table-cell office:value-type="float" office:value="1366791840" calcext:value-type="float">
            <text:p>1366791840</text:p>
          </table:table-cell>
          <table:table-cell office:value-type="float" office:value="1367259696" calcext:value-type="float">
            <text:p>136725969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44156" calcext:value-type="float">
            <text:p>83544156</text:p>
          </table:table-cell>
          <table:table-cell office:value-type="float" office:value="100744596" calcext:value-type="float">
            <text:p>100744596</text:p>
          </table:table-cell>
          <table:table-cell office:value-type="float" office:value="1360391112" calcext:value-type="float">
            <text:p>1360391112</text:p>
          </table:table-cell>
          <table:table-cell office:value-type="float" office:value="1367465832" calcext:value-type="float">
            <text:p>136746583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765592" calcext:value-type="float">
            <text:p>83765592</text:p>
          </table:table-cell>
          <table:table-cell office:value-type="float" office:value="100611756" calcext:value-type="float">
            <text:p>100611756</text:p>
          </table:table-cell>
          <table:table-cell office:value-type="float" office:value="1359611172" calcext:value-type="float">
            <text:p>1359611172</text:p>
          </table:table-cell>
          <table:table-cell office:value-type="float" office:value="1367349660" calcext:value-type="float">
            <text:p>136734966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850948" calcext:value-type="float">
            <text:p>83850948</text:p>
          </table:table-cell>
          <table:table-cell office:value-type="float" office:value="100851876" calcext:value-type="float">
            <text:p>100851876</text:p>
          </table:table-cell>
          <table:table-cell office:value-type="float" office:value="1360815264" calcext:value-type="float">
            <text:p>1360815264</text:p>
          </table:table-cell>
          <table:table-cell office:value-type="float" office:value="1367475336" calcext:value-type="float">
            <text:p>136747533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76888" calcext:value-type="float">
            <text:p>83676888</text:p>
          </table:table-cell>
          <table:table-cell office:value-type="float" office:value="100710360" calcext:value-type="float">
            <text:p>100710360</text:p>
          </table:table-cell>
          <table:table-cell office:value-type="float" office:value="1362403296" calcext:value-type="float">
            <text:p>1362403296</text:p>
          </table:table-cell>
          <table:table-cell office:value-type="float" office:value="1367489268" calcext:value-type="float">
            <text:p>136748926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476764" calcext:value-type="float">
            <text:p>83476764</text:p>
          </table:table-cell>
          <table:table-cell office:value-type="float" office:value="100486944" calcext:value-type="float">
            <text:p>100486944</text:p>
          </table:table-cell>
          <table:table-cell office:value-type="float" office:value="1361359944" calcext:value-type="float">
            <text:p>1361359944</text:p>
          </table:table-cell>
          <table:table-cell office:value-type="float" office:value="1369075752" calcext:value-type="float">
            <text:p>136907575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26516" calcext:value-type="float">
            <text:p>83526516</text:p>
          </table:table-cell>
          <table:table-cell office:value-type="float" office:value="100365660" calcext:value-type="float">
            <text:p>100365660</text:p>
          </table:table-cell>
          <table:table-cell office:value-type="float" office:value="1360337544" calcext:value-type="float">
            <text:p>1360337544</text:p>
          </table:table-cell>
          <table:table-cell office:value-type="float" office:value="1368207360" calcext:value-type="float">
            <text:p>136820736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756484" calcext:value-type="float">
            <text:p>83756484</text:p>
          </table:table-cell>
          <table:table-cell office:value-type="float" office:value="100453032" calcext:value-type="float">
            <text:p>100453032</text:p>
          </table:table-cell>
          <table:table-cell office:value-type="float" office:value="1360766952" calcext:value-type="float">
            <text:p>1360766952</text:p>
          </table:table-cell>
          <table:table-cell office:value-type="float" office:value="1367898480" calcext:value-type="float">
            <text:p>136789848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18604" calcext:value-type="float">
            <text:p>83618604</text:p>
          </table:table-cell>
          <table:table-cell office:value-type="float" office:value="100462608" calcext:value-type="float">
            <text:p>100462608</text:p>
          </table:table-cell>
          <table:table-cell office:value-type="float" office:value="1361604636" calcext:value-type="float">
            <text:p>1361604636</text:p>
          </table:table-cell>
          <table:table-cell office:value-type="float" office:value="1367403264" calcext:value-type="float">
            <text:p>136740326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57916" calcext:value-type="float">
            <text:p>83657916</text:p>
          </table:table-cell>
          <table:table-cell office:value-type="float" office:value="100463868" calcext:value-type="float">
            <text:p>100463868</text:p>
          </table:table-cell>
          <table:table-cell office:value-type="float" office:value="1359941580" calcext:value-type="float">
            <text:p>1359941580</text:p>
          </table:table-cell>
          <table:table-cell office:value-type="float" office:value="1367556768" calcext:value-type="float">
            <text:p>136755676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63244" calcext:value-type="float">
            <text:p>83663244</text:p>
          </table:table-cell>
          <table:table-cell office:value-type="float" office:value="100293660" calcext:value-type="float">
            <text:p>100293660</text:p>
          </table:table-cell>
          <table:table-cell office:value-type="float" office:value="1359407340" calcext:value-type="float">
            <text:p>1359407340</text:p>
          </table:table-cell>
          <table:table-cell office:value-type="float" office:value="1367654004" calcext:value-type="float">
            <text:p>136765400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49996" calcext:value-type="float">
            <text:p>83649996</text:p>
          </table:table-cell>
          <table:table-cell office:value-type="float" office:value="100292004" calcext:value-type="float">
            <text:p>100292004</text:p>
          </table:table-cell>
          <table:table-cell office:value-type="float" office:value="1359558936" calcext:value-type="float">
            <text:p>1359558936</text:p>
          </table:table-cell>
          <table:table-cell office:value-type="float" office:value="1368384876" calcext:value-type="float">
            <text:p>136838487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60040" calcext:value-type="float">
            <text:p>83660040</text:p>
          </table:table-cell>
          <table:table-cell office:value-type="float" office:value="100437768" calcext:value-type="float">
            <text:p>100437768</text:p>
          </table:table-cell>
          <table:table-cell office:value-type="float" office:value="1359613440" calcext:value-type="float">
            <text:p>1359613440</text:p>
          </table:table-cell>
          <table:table-cell office:value-type="float" office:value="1368103500" calcext:value-type="float">
            <text:p>136810350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57376" calcext:value-type="float">
            <text:p>83657376</text:p>
          </table:table-cell>
          <table:table-cell office:value-type="float" office:value="100836756" calcext:value-type="float">
            <text:p>100836756</text:p>
          </table:table-cell>
          <table:table-cell office:value-type="float" office:value="1366944732" calcext:value-type="float">
            <text:p>1366944732</text:p>
          </table:table-cell>
          <table:table-cell office:value-type="float" office:value="1368007884" calcext:value-type="float">
            <text:p>136800788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435148" calcext:value-type="float">
            <text:p>83435148</text:p>
          </table:table-cell>
          <table:table-cell office:value-type="float" office:value="100692720" calcext:value-type="float">
            <text:p>100692720</text:p>
          </table:table-cell>
          <table:table-cell office:value-type="float" office:value="1361380320" calcext:value-type="float">
            <text:p>1361380320</text:p>
          </table:table-cell>
          <table:table-cell office:value-type="float" office:value="1367623440" calcext:value-type="float">
            <text:p>136762344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52328" calcext:value-type="float">
            <text:p>83552328</text:p>
          </table:table-cell>
          <table:table-cell office:value-type="float" office:value="100464552" calcext:value-type="float">
            <text:p>100464552</text:p>
          </table:table-cell>
          <table:table-cell office:value-type="float" office:value="1360164060" calcext:value-type="float">
            <text:p>1360164060</text:p>
          </table:table-cell>
          <table:table-cell office:value-type="float" office:value="1374800760" calcext:value-type="float">
            <text:p>137480076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420820" calcext:value-type="float">
            <text:p>83420820</text:p>
          </table:table-cell>
          <table:table-cell office:value-type="float" office:value="107427240" calcext:value-type="float">
            <text:p>107427240</text:p>
          </table:table-cell>
          <table:table-cell office:value-type="float" office:value="1365293664" calcext:value-type="float">
            <text:p>1365293664</text:p>
          </table:table-cell>
          <table:table-cell office:value-type="float" office:value="1367013096" calcext:value-type="float">
            <text:p>136701309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423700" calcext:value-type="float">
            <text:p>83423700</text:p>
          </table:table-cell>
          <table:table-cell office:value-type="float" office:value="100159632" calcext:value-type="float">
            <text:p>100159632</text:p>
          </table:table-cell>
          <table:table-cell office:value-type="float" office:value="1363510188" calcext:value-type="float">
            <text:p>1363510188</text:p>
          </table:table-cell>
          <table:table-cell office:value-type="float" office:value="1368307404" calcext:value-type="float">
            <text:p>136830740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360016" calcext:value-type="float">
            <text:p>83360016</text:p>
          </table:table-cell>
          <table:table-cell office:value-type="float" office:value="100280196" calcext:value-type="float">
            <text:p>100280196</text:p>
          </table:table-cell>
          <table:table-cell office:value-type="float" office:value="1362050712" calcext:value-type="float">
            <text:p>1362050712</text:p>
          </table:table-cell>
          <table:table-cell office:value-type="float" office:value="1367566920" calcext:value-type="float">
            <text:p>136756692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95276" calcext:value-type="float">
            <text:p>83595276</text:p>
          </table:table-cell>
          <table:table-cell office:value-type="float" office:value="100397412" calcext:value-type="float">
            <text:p>100397412</text:p>
          </table:table-cell>
          <table:table-cell office:value-type="float" office:value="1360423728" calcext:value-type="float">
            <text:p>1360423728</text:p>
          </table:table-cell>
          <table:table-cell office:value-type="float" office:value="1367635824" calcext:value-type="float">
            <text:p>136763582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77456" calcext:value-type="float">
            <text:p>83577456</text:p>
          </table:table-cell>
          <table:table-cell office:value-type="float" office:value="100323972" calcext:value-type="float">
            <text:p>100323972</text:p>
          </table:table-cell>
          <table:table-cell office:value-type="float" office:value="1362228840" calcext:value-type="float">
            <text:p>1362228840</text:p>
          </table:table-cell>
          <table:table-cell office:value-type="float" office:value="1367814888" calcext:value-type="float">
            <text:p>136781488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98156" calcext:value-type="float">
            <text:p>83598156</text:p>
          </table:table-cell>
          <table:table-cell office:value-type="float" office:value="100340064" calcext:value-type="float">
            <text:p>100340064</text:p>
          </table:table-cell>
          <table:table-cell office:value-type="float" office:value="1369938816" calcext:value-type="float">
            <text:p>1369938816</text:p>
          </table:table-cell>
          <table:table-cell office:value-type="float" office:value="1368500076" calcext:value-type="float">
            <text:p>136850007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706264" calcext:value-type="float">
            <text:p>83706264</text:p>
          </table:table-cell>
          <table:table-cell office:value-type="float" office:value="100337472" calcext:value-type="float">
            <text:p>100337472</text:p>
          </table:table-cell>
          <table:table-cell office:value-type="float" office:value="1367615304" calcext:value-type="float">
            <text:p>1367615304</text:p>
          </table:table-cell>
          <table:table-cell office:value-type="float" office:value="1367967348" calcext:value-type="float">
            <text:p>136796734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61264" calcext:value-type="float">
            <text:p>83661264</text:p>
          </table:table-cell>
          <table:table-cell office:value-type="float" office:value="100223964" calcext:value-type="float">
            <text:p>100223964</text:p>
          </table:table-cell>
          <table:table-cell office:value-type="float" office:value="1362469716" calcext:value-type="float">
            <text:p>1362469716</text:p>
          </table:table-cell>
          <table:table-cell office:value-type="float" office:value="1367571276" calcext:value-type="float">
            <text:p>136757127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43228" calcext:value-type="float">
            <text:p>83643228</text:p>
          </table:table-cell>
          <table:table-cell office:value-type="float" office:value="100275660" calcext:value-type="float">
            <text:p>100275660</text:p>
          </table:table-cell>
          <table:table-cell office:value-type="float" office:value="1373373756" calcext:value-type="float">
            <text:p>1373373756</text:p>
          </table:table-cell>
          <table:table-cell office:value-type="float" office:value="1367698788" calcext:value-type="float">
            <text:p>136769878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58996" calcext:value-type="float">
            <text:p>83658996</text:p>
          </table:table-cell>
          <table:table-cell office:value-type="float" office:value="100266804" calcext:value-type="float">
            <text:p>100266804</text:p>
          </table:table-cell>
          <table:table-cell office:value-type="float" office:value="1374252300" calcext:value-type="float">
            <text:p>1374252300</text:p>
          </table:table-cell>
          <table:table-cell office:value-type="float" office:value="1367899812" calcext:value-type="float">
            <text:p>136789981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24328" calcext:value-type="float">
            <text:p>83624328</text:p>
          </table:table-cell>
          <table:table-cell office:value-type="float" office:value="100309176" calcext:value-type="float">
            <text:p>100309176</text:p>
          </table:table-cell>
          <table:table-cell office:value-type="float" office:value="1367601228" calcext:value-type="float">
            <text:p>1367601228</text:p>
          </table:table-cell>
          <table:table-cell office:value-type="float" office:value="1367792892" calcext:value-type="float">
            <text:p>136779289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16516" calcext:value-type="float">
            <text:p>83616516</text:p>
          </table:table-cell>
          <table:table-cell office:value-type="float" office:value="100476504" calcext:value-type="float">
            <text:p>100476504</text:p>
          </table:table-cell>
          <table:table-cell office:value-type="float" office:value="1361068128" calcext:value-type="float">
            <text:p>1361068128</text:p>
          </table:table-cell>
          <table:table-cell office:value-type="float" office:value="1368629532" calcext:value-type="float">
            <text:p>136862953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24076" calcext:value-type="float">
            <text:p>83624076</text:p>
          </table:table-cell>
          <table:table-cell office:value-type="float" office:value="100431360" calcext:value-type="float">
            <text:p>100431360</text:p>
          </table:table-cell>
          <table:table-cell office:value-type="float" office:value="1360395072" calcext:value-type="float">
            <text:p>1360395072</text:p>
          </table:table-cell>
          <table:table-cell office:value-type="float" office:value="1368213912" calcext:value-type="float">
            <text:p>136821391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94240" calcext:value-type="float">
            <text:p>83694240</text:p>
          </table:table-cell>
          <table:table-cell office:value-type="float" office:value="100454760" calcext:value-type="float">
            <text:p>100454760</text:p>
          </table:table-cell>
          <table:table-cell office:value-type="float" office:value="1361521620" calcext:value-type="float">
            <text:p>1361521620</text:p>
          </table:table-cell>
          <table:table-cell office:value-type="float" office:value="1367890380" calcext:value-type="float">
            <text:p>136789038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12016" calcext:value-type="float">
            <text:p>83612016</text:p>
          </table:table-cell>
          <table:table-cell office:value-type="float" office:value="100524924" calcext:value-type="float">
            <text:p>100524924</text:p>
          </table:table-cell>
          <table:table-cell office:value-type="float" office:value="1365980292" calcext:value-type="float">
            <text:p>1365980292</text:p>
          </table:table-cell>
          <table:table-cell office:value-type="float" office:value="1367444772" calcext:value-type="float">
            <text:p>136744477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77608" calcext:value-type="float">
            <text:p>83677608</text:p>
          </table:table-cell>
          <table:table-cell office:value-type="float" office:value="100553868" calcext:value-type="float">
            <text:p>100553868</text:p>
          </table:table-cell>
          <table:table-cell office:value-type="float" office:value="1360983960" calcext:value-type="float">
            <text:p>1360983960</text:p>
          </table:table-cell>
          <table:table-cell office:value-type="float" office:value="1367386776" calcext:value-type="float">
            <text:p>136738677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81596" calcext:value-type="float">
            <text:p>83581596</text:p>
          </table:table-cell>
          <table:table-cell office:value-type="float" office:value="100461708" calcext:value-type="float">
            <text:p>100461708</text:p>
          </table:table-cell>
          <table:table-cell office:value-type="float" office:value="1361381364" calcext:value-type="float">
            <text:p>1361381364</text:p>
          </table:table-cell>
          <table:table-cell office:value-type="float" office:value="1368352296" calcext:value-type="float">
            <text:p>136835229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12016" calcext:value-type="float">
            <text:p>83612016</text:p>
          </table:table-cell>
          <table:table-cell office:value-type="float" office:value="100463292" calcext:value-type="float">
            <text:p>100463292</text:p>
          </table:table-cell>
          <table:table-cell office:value-type="float" office:value="1360987776" calcext:value-type="float">
            <text:p>1360987776</text:p>
          </table:table-cell>
          <table:table-cell office:value-type="float" office:value="1368222876" calcext:value-type="float">
            <text:p>136822287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49888" calcext:value-type="float">
            <text:p>83649888</text:p>
          </table:table-cell>
          <table:table-cell office:value-type="float" office:value="100492452" calcext:value-type="float">
            <text:p>100492452</text:p>
          </table:table-cell>
          <table:table-cell office:value-type="float" office:value="1363236732" calcext:value-type="float">
            <text:p>1363236732</text:p>
          </table:table-cell>
          <table:table-cell office:value-type="float" office:value="1368196092" calcext:value-type="float">
            <text:p>136819609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41536" calcext:value-type="float">
            <text:p>83641536</text:p>
          </table:table-cell>
          <table:table-cell office:value-type="float" office:value="100496880" calcext:value-type="float">
            <text:p>100496880</text:p>
          </table:table-cell>
          <table:table-cell office:value-type="float" office:value="1360927584" calcext:value-type="float">
            <text:p>1360927584</text:p>
          </table:table-cell>
          <table:table-cell office:value-type="float" office:value="1374920280" calcext:value-type="float">
            <text:p>137492028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70904" calcext:value-type="float">
            <text:p>83570904</text:p>
          </table:table-cell>
          <table:table-cell office:value-type="float" office:value="100541376" calcext:value-type="float">
            <text:p>100541376</text:p>
          </table:table-cell>
          <table:table-cell office:value-type="float" office:value="1361287836" calcext:value-type="float">
            <text:p>1361287836</text:p>
          </table:table-cell>
          <table:table-cell office:value-type="float" office:value="1367300052" calcext:value-type="float">
            <text:p>136730005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702952" calcext:value-type="float">
            <text:p>83702952</text:p>
          </table:table-cell>
          <table:table-cell office:value-type="float" office:value="107548992" calcext:value-type="float">
            <text:p>107548992</text:p>
          </table:table-cell>
          <table:table-cell office:value-type="float" office:value="1365396012" calcext:value-type="float">
            <text:p>1365396012</text:p>
          </table:table-cell>
          <table:table-cell office:value-type="float" office:value="1367869536" calcext:value-type="float">
            <text:p>136786953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60932" calcext:value-type="float">
            <text:p>83560932</text:p>
          </table:table-cell>
          <table:table-cell office:value-type="float" office:value="100246824" calcext:value-type="float">
            <text:p>100246824</text:p>
          </table:table-cell>
          <table:table-cell office:value-type="float" office:value="1363586148" calcext:value-type="float">
            <text:p>1363586148</text:p>
          </table:table-cell>
          <table:table-cell office:value-type="float" office:value="1367570556" calcext:value-type="float">
            <text:p>136757055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495592" calcext:value-type="float">
            <text:p>83495592</text:p>
          </table:table-cell>
          <table:table-cell office:value-type="float" office:value="100438128" calcext:value-type="float">
            <text:p>100438128</text:p>
          </table:table-cell>
          <table:table-cell office:value-type="float" office:value="1362838968" calcext:value-type="float">
            <text:p>1362838968</text:p>
          </table:table-cell>
          <table:table-cell office:value-type="float" office:value="1367888616" calcext:value-type="float">
            <text:p>136788861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42176" calcext:value-type="float">
            <text:p>83542176</text:p>
          </table:table-cell>
          <table:table-cell office:value-type="float" office:value="100483596" calcext:value-type="float">
            <text:p>100483596</text:p>
          </table:table-cell>
          <table:table-cell office:value-type="float" office:value="1360574748" calcext:value-type="float">
            <text:p>1360574748</text:p>
          </table:table-cell>
          <table:table-cell office:value-type="float" office:value="1367709840" calcext:value-type="float">
            <text:p>136770984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92044" calcext:value-type="float">
            <text:p>83692044</text:p>
          </table:table-cell>
          <table:table-cell office:value-type="float" office:value="100370268" calcext:value-type="float">
            <text:p>100370268</text:p>
          </table:table-cell>
          <table:table-cell office:value-type="float" office:value="1365184476" calcext:value-type="float">
            <text:p>1365184476</text:p>
          </table:table-cell>
          <table:table-cell office:value-type="float" office:value="1368429840" calcext:value-type="float">
            <text:p>136842984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02512" calcext:value-type="float">
            <text:p>83602512</text:p>
          </table:table-cell>
          <table:table-cell office:value-type="float" office:value="100371276" calcext:value-type="float">
            <text:p>100371276</text:p>
          </table:table-cell>
          <table:table-cell office:value-type="float" office:value="1361812356" calcext:value-type="float">
            <text:p>1361812356</text:p>
          </table:table-cell>
          <table:table-cell office:value-type="float" office:value="1368236664" calcext:value-type="float">
            <text:p>136823666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85520" calcext:value-type="float">
            <text:p>83585520</text:p>
          </table:table-cell>
          <table:table-cell office:value-type="float" office:value="100476252" calcext:value-type="float">
            <text:p>100476252</text:p>
          </table:table-cell>
          <table:table-cell office:value-type="float" office:value="1361325024" calcext:value-type="float">
            <text:p>1361325024</text:p>
          </table:table-cell>
          <table:table-cell office:value-type="float" office:value="1367811828" calcext:value-type="float">
            <text:p>136781182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21844" calcext:value-type="float">
            <text:p>83621844</text:p>
          </table:table-cell>
          <table:table-cell office:value-type="float" office:value="100422576" calcext:value-type="float">
            <text:p>100422576</text:p>
          </table:table-cell>
          <table:table-cell office:value-type="float" office:value="1362848364" calcext:value-type="float">
            <text:p>1362848364</text:p>
          </table:table-cell>
          <table:table-cell office:value-type="float" office:value="1367652744" calcext:value-type="float">
            <text:p>136765274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20872" calcext:value-type="float">
            <text:p>83620872</text:p>
          </table:table-cell>
          <table:table-cell office:value-type="float" office:value="100360548" calcext:value-type="float">
            <text:p>100360548</text:p>
          </table:table-cell>
          <table:table-cell office:value-type="float" office:value="1363344048" calcext:value-type="float">
            <text:p>1363344048</text:p>
          </table:table-cell>
          <table:table-cell office:value-type="float" office:value="1367647236" calcext:value-type="float">
            <text:p>136764723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08416" calcext:value-type="float">
            <text:p>83608416</text:p>
          </table:table-cell>
          <table:table-cell office:value-type="float" office:value="100416888" calcext:value-type="float">
            <text:p>100416888</text:p>
          </table:table-cell>
          <table:table-cell office:value-type="float" office:value="1361449584" calcext:value-type="float">
            <text:p>1361449584</text:p>
          </table:table-cell>
          <table:table-cell office:value-type="float" office:value="1367495352" calcext:value-type="float">
            <text:p>136749535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22996" calcext:value-type="float">
            <text:p>83622996</text:p>
          </table:table-cell>
          <table:table-cell office:value-type="float" office:value="100444176" calcext:value-type="float">
            <text:p>100444176</text:p>
          </table:table-cell>
          <table:table-cell office:value-type="float" office:value="1362166812" calcext:value-type="float">
            <text:p>1362166812</text:p>
          </table:table-cell>
          <table:table-cell office:value-type="float" office:value="1367871408" calcext:value-type="float">
            <text:p>136787140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17408" calcext:value-type="float">
            <text:p>83517408</text:p>
          </table:table-cell>
          <table:table-cell office:value-type="float" office:value="100445256" calcext:value-type="float">
            <text:p>100445256</text:p>
          </table:table-cell>
          <table:table-cell office:value-type="float" office:value="1360596240" calcext:value-type="float">
            <text:p>1360596240</text:p>
          </table:table-cell>
          <table:table-cell office:value-type="float" office:value="1368634392" calcext:value-type="float">
            <text:p>136863439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53588" calcext:value-type="float">
            <text:p>83553588</text:p>
          </table:table-cell>
          <table:table-cell office:value-type="float" office:value="100466676" calcext:value-type="float">
            <text:p>100466676</text:p>
          </table:table-cell>
          <table:table-cell office:value-type="float" office:value="1361461140" calcext:value-type="float">
            <text:p>1361461140</text:p>
          </table:table-cell>
          <table:table-cell office:value-type="float" office:value="1373515992" calcext:value-type="float">
            <text:p>137351599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52004" calcext:value-type="float">
            <text:p>83552004</text:p>
          </table:table-cell>
          <table:table-cell office:value-type="float" office:value="100356084" calcext:value-type="float">
            <text:p>100356084</text:p>
          </table:table-cell>
          <table:table-cell office:value-type="float" office:value="1363935348" calcext:value-type="float">
            <text:p>1363935348</text:p>
          </table:table-cell>
          <table:table-cell office:value-type="float" office:value="1370339388" calcext:value-type="float">
            <text:p>137033938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17848" calcext:value-type="float">
            <text:p>83617848</text:p>
          </table:table-cell>
          <table:table-cell office:value-type="float" office:value="100420380" calcext:value-type="float">
            <text:p>100420380</text:p>
          </table:table-cell>
          <table:table-cell office:value-type="float" office:value="1360208376" calcext:value-type="float">
            <text:p>1360208376</text:p>
          </table:table-cell>
          <table:table-cell office:value-type="float" office:value="1367509068" calcext:value-type="float">
            <text:p>136750906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33328" calcext:value-type="float">
            <text:p>83633328</text:p>
          </table:table-cell>
          <table:table-cell office:value-type="float" office:value="100482552" calcext:value-type="float">
            <text:p>100482552</text:p>
          </table:table-cell>
          <table:table-cell office:value-type="float" office:value="1361016828" calcext:value-type="float">
            <text:p>1361016828</text:p>
          </table:table-cell>
          <table:table-cell office:value-type="float" office:value="1367610120" calcext:value-type="float">
            <text:p>136761012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51896" calcext:value-type="float">
            <text:p>83551896</text:p>
          </table:table-cell>
          <table:table-cell office:value-type="float" office:value="100491048" calcext:value-type="float">
            <text:p>100491048</text:p>
          </table:table-cell>
          <table:table-cell office:value-type="float" office:value="1365289092" calcext:value-type="float">
            <text:p>1365289092</text:p>
          </table:table-cell>
          <table:table-cell office:value-type="float" office:value="1368057852" calcext:value-type="float">
            <text:p>136805785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763216" calcext:value-type="float">
            <text:p>83763216</text:p>
          </table:table-cell>
          <table:table-cell office:value-type="float" office:value="100438848" calcext:value-type="float">
            <text:p>100438848</text:p>
          </table:table-cell>
          <table:table-cell office:value-type="float" office:value="1368117972" calcext:value-type="float">
            <text:p>1368117972</text:p>
          </table:table-cell>
          <table:table-cell office:value-type="float" office:value="1368195516" calcext:value-type="float">
            <text:p>136819551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86204" calcext:value-type="float">
            <text:p>83586204</text:p>
          </table:table-cell>
          <table:table-cell office:value-type="float" office:value="100463436" calcext:value-type="float">
            <text:p>100463436</text:p>
          </table:table-cell>
          <table:table-cell office:value-type="float" office:value="1371115332" calcext:value-type="float">
            <text:p>1371115332</text:p>
          </table:table-cell>
          <table:table-cell office:value-type="float" office:value="1367909892" calcext:value-type="float">
            <text:p>136790989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4093660" calcext:value-type="float">
            <text:p>84093660</text:p>
          </table:table-cell>
          <table:table-cell office:value-type="float" office:value="100422828" calcext:value-type="float">
            <text:p>100422828</text:p>
          </table:table-cell>
          <table:table-cell office:value-type="float" office:value="1361105028" calcext:value-type="float">
            <text:p>1361105028</text:p>
          </table:table-cell>
          <table:table-cell office:value-type="float" office:value="1375596144" calcext:value-type="float">
            <text:p>137559614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486556" calcext:value-type="float">
            <text:p>83486556</text:p>
          </table:table-cell>
          <table:table-cell office:value-type="float" office:value="100321632" calcext:value-type="float">
            <text:p>100321632</text:p>
          </table:table-cell>
          <table:table-cell office:value-type="float" office:value="1360609524" calcext:value-type="float">
            <text:p>1360609524</text:p>
          </table:table-cell>
          <table:table-cell office:value-type="float" office:value="1366816860" calcext:value-type="float">
            <text:p>136681686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44012" calcext:value-type="float">
            <text:p>83544012</text:p>
          </table:table-cell>
          <table:table-cell office:value-type="float" office:value="107503488" calcext:value-type="float">
            <text:p>107503488</text:p>
          </table:table-cell>
          <table:table-cell office:value-type="float" office:value="1360903392" calcext:value-type="float">
            <text:p>1360903392</text:p>
          </table:table-cell>
          <table:table-cell office:value-type="float" office:value="1367717184" calcext:value-type="float">
            <text:p>136771718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21592" calcext:value-type="float">
            <text:p>83621592</text:p>
          </table:table-cell>
          <table:table-cell office:value-type="float" office:value="100348308" calcext:value-type="float">
            <text:p>100348308</text:p>
          </table:table-cell>
          <table:table-cell office:value-type="float" office:value="1367645796" calcext:value-type="float">
            <text:p>1367645796</text:p>
          </table:table-cell>
          <table:table-cell office:value-type="float" office:value="1367757252" calcext:value-type="float">
            <text:p>136775725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02864" calcext:value-type="float">
            <text:p>83502864</text:p>
          </table:table-cell>
          <table:table-cell office:value-type="float" office:value="100521756" calcext:value-type="float">
            <text:p>100521756</text:p>
          </table:table-cell>
          <table:table-cell office:value-type="float" office:value="1364865840" calcext:value-type="float">
            <text:p>1364865840</text:p>
          </table:table-cell>
          <table:table-cell office:value-type="float" office:value="1368093024" calcext:value-type="float">
            <text:p>136809302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98560" calcext:value-type="float">
            <text:p>83698560</text:p>
          </table:table-cell>
          <table:table-cell office:value-type="float" office:value="100538640" calcext:value-type="float">
            <text:p>100538640</text:p>
          </table:table-cell>
          <table:table-cell office:value-type="float" office:value="1360562616" calcext:value-type="float">
            <text:p>1360562616</text:p>
          </table:table-cell>
          <table:table-cell office:value-type="float" office:value="1368187488" calcext:value-type="float">
            <text:p>136818748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98272" calcext:value-type="float">
            <text:p>83698272</text:p>
          </table:table-cell>
          <table:table-cell office:value-type="float" office:value="100447848" calcext:value-type="float">
            <text:p>100447848</text:p>
          </table:table-cell>
          <table:table-cell office:value-type="float" office:value="1360675260" calcext:value-type="float">
            <text:p>1360675260</text:p>
          </table:table-cell>
          <table:table-cell office:value-type="float" office:value="1368111744" calcext:value-type="float">
            <text:p>136811174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734596" calcext:value-type="float">
            <text:p>83734596</text:p>
          </table:table-cell>
          <table:table-cell office:value-type="float" office:value="100355616" calcext:value-type="float">
            <text:p>100355616</text:p>
          </table:table-cell>
          <table:table-cell office:value-type="float" office:value="1360477260" calcext:value-type="float">
            <text:p>1360477260</text:p>
          </table:table-cell>
          <table:table-cell office:value-type="float" office:value="1368000900" calcext:value-type="float">
            <text:p>136800090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42472" calcext:value-type="float">
            <text:p>83642472</text:p>
          </table:table-cell>
          <table:table-cell office:value-type="float" office:value="100499256" calcext:value-type="float">
            <text:p>100499256</text:p>
          </table:table-cell>
          <table:table-cell office:value-type="float" office:value="1360694448" calcext:value-type="float">
            <text:p>1360694448</text:p>
          </table:table-cell>
          <table:table-cell office:value-type="float" office:value="1367626284" calcext:value-type="float">
            <text:p>136762628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73244" calcext:value-type="float">
            <text:p>83573244</text:p>
          </table:table-cell>
          <table:table-cell office:value-type="float" office:value="100344996" calcext:value-type="float">
            <text:p>100344996</text:p>
          </table:table-cell>
          <table:table-cell office:value-type="float" office:value="1360648836" calcext:value-type="float">
            <text:p>1360648836</text:p>
          </table:table-cell>
          <table:table-cell office:value-type="float" office:value="1367603388" calcext:value-type="float">
            <text:p>136760338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36640" calcext:value-type="float">
            <text:p>83636640</text:p>
          </table:table-cell>
          <table:table-cell office:value-type="float" office:value="100378476" calcext:value-type="float">
            <text:p>100378476</text:p>
          </table:table-cell>
          <table:table-cell office:value-type="float" office:value="1360617768" calcext:value-type="float">
            <text:p>1360617768</text:p>
          </table:table-cell>
          <table:table-cell office:value-type="float" office:value="1367769348" calcext:value-type="float">
            <text:p>136776934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31888" calcext:value-type="float">
            <text:p>83631888</text:p>
          </table:table-cell>
          <table:table-cell office:value-type="float" office:value="100303812" calcext:value-type="float">
            <text:p>100303812</text:p>
          </table:table-cell>
          <table:table-cell office:value-type="float" office:value="1360344636" calcext:value-type="float">
            <text:p>1360344636</text:p>
          </table:table-cell>
          <table:table-cell office:value-type="float" office:value="1367855244" calcext:value-type="float">
            <text:p>136785524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17020" calcext:value-type="float">
            <text:p>83617020</text:p>
          </table:table-cell>
          <table:table-cell office:value-type="float" office:value="100348812" calcext:value-type="float">
            <text:p>100348812</text:p>
          </table:table-cell>
          <table:table-cell office:value-type="float" office:value="1360412532" calcext:value-type="float">
            <text:p>1360412532</text:p>
          </table:table-cell>
          <table:table-cell office:value-type="float" office:value="1368478764" calcext:value-type="float">
            <text:p>136847876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58816" calcext:value-type="float">
            <text:p>83658816</text:p>
          </table:table-cell>
          <table:table-cell office:value-type="float" office:value="100369224" calcext:value-type="float">
            <text:p>100369224</text:p>
          </table:table-cell>
          <table:table-cell office:value-type="float" office:value="1360503432" calcext:value-type="float">
            <text:p>1360503432</text:p>
          </table:table-cell>
          <table:table-cell office:value-type="float" office:value="1368155664" calcext:value-type="float">
            <text:p>136815566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74396" calcext:value-type="float">
            <text:p>83574396</text:p>
          </table:table-cell>
          <table:table-cell office:value-type="float" office:value="100373940" calcext:value-type="float">
            <text:p>100373940</text:p>
          </table:table-cell>
          <table:table-cell office:value-type="float" office:value="1360563120" calcext:value-type="float">
            <text:p>1360563120</text:p>
          </table:table-cell>
          <table:table-cell office:value-type="float" office:value="1367744256" calcext:value-type="float">
            <text:p>136774425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84052" calcext:value-type="float">
            <text:p>83684052</text:p>
          </table:table-cell>
          <table:table-cell office:value-type="float" office:value="100283148" calcext:value-type="float">
            <text:p>100283148</text:p>
          </table:table-cell>
          <table:table-cell office:value-type="float" office:value="1360714212" calcext:value-type="float">
            <text:p>1360714212</text:p>
          </table:table-cell>
          <table:table-cell office:value-type="float" office:value="1367767836" calcext:value-type="float">
            <text:p>136776783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40888" calcext:value-type="float">
            <text:p>83640888</text:p>
          </table:table-cell>
          <table:table-cell office:value-type="float" office:value="100269648" calcext:value-type="float">
            <text:p>100269648</text:p>
          </table:table-cell>
          <table:table-cell office:value-type="float" office:value="1360414296" calcext:value-type="float">
            <text:p>1360414296</text:p>
          </table:table-cell>
          <table:table-cell office:value-type="float" office:value="1367646228" calcext:value-type="float">
            <text:p>136764622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86572" calcext:value-type="float">
            <text:p>83686572</text:p>
          </table:table-cell>
          <table:table-cell office:value-type="float" office:value="100384200" calcext:value-type="float">
            <text:p>100384200</text:p>
          </table:table-cell>
          <table:table-cell office:value-type="float" office:value="1360784628" calcext:value-type="float">
            <text:p>1360784628</text:p>
          </table:table-cell>
          <table:table-cell office:value-type="float" office:value="1367677656" calcext:value-type="float">
            <text:p>136767765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42436" calcext:value-type="float">
            <text:p>83642436</text:p>
          </table:table-cell>
          <table:table-cell office:value-type="float" office:value="100266336" calcext:value-type="float">
            <text:p>100266336</text:p>
          </table:table-cell>
          <table:table-cell office:value-type="float" office:value="1360622124" calcext:value-type="float">
            <text:p>1360622124</text:p>
          </table:table-cell>
          <table:table-cell office:value-type="float" office:value="1368498312" calcext:value-type="float">
            <text:p>136849831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04556" calcext:value-type="float">
            <text:p>83504556</text:p>
          </table:table-cell>
          <table:table-cell office:value-type="float" office:value="100283436" calcext:value-type="float">
            <text:p>100283436</text:p>
          </table:table-cell>
          <table:table-cell office:value-type="float" office:value="1363032792" calcext:value-type="float">
            <text:p>1363032792</text:p>
          </table:table-cell>
          <table:table-cell office:value-type="float" office:value="1368027360" calcext:value-type="float">
            <text:p>136802736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63496" calcext:value-type="float">
            <text:p>83663496</text:p>
          </table:table-cell>
          <table:table-cell office:value-type="float" office:value="100335780" calcext:value-type="float">
            <text:p>100335780</text:p>
          </table:table-cell>
          <table:table-cell office:value-type="float" office:value="1360782000" calcext:value-type="float">
            <text:p>1360782000</text:p>
          </table:table-cell>
          <table:table-cell office:value-type="float" office:value="1374743520" calcext:value-type="float">
            <text:p>137474352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77140" calcext:value-type="float">
            <text:p>83677140</text:p>
          </table:table-cell>
          <table:table-cell office:value-type="float" office:value="100276596" calcext:value-type="float">
            <text:p>100276596</text:p>
          </table:table-cell>
          <table:table-cell office:value-type="float" office:value="1379661948" calcext:value-type="float">
            <text:p>1379661948</text:p>
          </table:table-cell>
          <table:table-cell office:value-type="float" office:value="1367663796" calcext:value-type="float">
            <text:p>136766379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49664" calcext:value-type="float">
            <text:p>83549664</text:p>
          </table:table-cell>
          <table:table-cell office:value-type="float" office:value="107489952" calcext:value-type="float">
            <text:p>107489952</text:p>
          </table:table-cell>
          <table:table-cell office:value-type="float" office:value="1368300564" calcext:value-type="float">
            <text:p>1368300564</text:p>
          </table:table-cell>
          <table:table-cell office:value-type="float" office:value="1368979560" calcext:value-type="float">
            <text:p>136897956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81056" calcext:value-type="float">
            <text:p>83581056</text:p>
          </table:table-cell>
          <table:table-cell office:value-type="float" office:value="100063512" calcext:value-type="float">
            <text:p>100063512</text:p>
          </table:table-cell>
          <table:table-cell office:value-type="float" office:value="1360230336" calcext:value-type="float">
            <text:p>1360230336</text:p>
          </table:table-cell>
          <table:table-cell office:value-type="float" office:value="1370279124" calcext:value-type="float">
            <text:p>137027912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67520" calcext:value-type="float">
            <text:p>83567520</text:p>
          </table:table-cell>
          <table:table-cell office:value-type="float" office:value="100284444" calcext:value-type="float">
            <text:p>100284444</text:p>
          </table:table-cell>
          <table:table-cell office:value-type="float" office:value="1361659968" calcext:value-type="float">
            <text:p>1361659968</text:p>
          </table:table-cell>
          <table:table-cell office:value-type="float" office:value="1368916308" calcext:value-type="float">
            <text:p>136891630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494224" calcext:value-type="float">
            <text:p>83494224</text:p>
          </table:table-cell>
          <table:table-cell office:value-type="float" office:value="100311624" calcext:value-type="float">
            <text:p>100311624</text:p>
          </table:table-cell>
          <table:table-cell office:value-type="float" office:value="1360719180" calcext:value-type="float">
            <text:p>1360719180</text:p>
          </table:table-cell>
          <table:table-cell office:value-type="float" office:value="1370355336" calcext:value-type="float">
            <text:p>137035533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56116" calcext:value-type="float">
            <text:p>83656116</text:p>
          </table:table-cell>
          <table:table-cell office:value-type="float" office:value="100334160" calcext:value-type="float">
            <text:p>100334160</text:p>
          </table:table-cell>
          <table:table-cell office:value-type="float" office:value="1360329588" calcext:value-type="float">
            <text:p>1360329588</text:p>
          </table:table-cell>
          <table:table-cell office:value-type="float" office:value="1370017188" calcext:value-type="float">
            <text:p>137001718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01648" calcext:value-type="float">
            <text:p>83601648</text:p>
          </table:table-cell>
          <table:table-cell office:value-type="float" office:value="100257624" calcext:value-type="float">
            <text:p>100257624</text:p>
          </table:table-cell>
          <table:table-cell office:value-type="float" office:value="1360631628" calcext:value-type="float">
            <text:p>1360631628</text:p>
          </table:table-cell>
          <table:table-cell office:value-type="float" office:value="1369114488" calcext:value-type="float">
            <text:p>136911448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63676" calcext:value-type="float">
            <text:p>83663676</text:p>
          </table:table-cell>
          <table:table-cell office:value-type="float" office:value="100247616" calcext:value-type="float">
            <text:p>100247616</text:p>
          </table:table-cell>
          <table:table-cell office:value-type="float" office:value="1360588896" calcext:value-type="float">
            <text:p>1360588896</text:p>
          </table:table-cell>
          <table:table-cell office:value-type="float" office:value="1370326824" calcext:value-type="float">
            <text:p>137032682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86644" calcext:value-type="float">
            <text:p>83686644</text:p>
          </table:table-cell>
          <table:table-cell office:value-type="float" office:value="100293624" calcext:value-type="float">
            <text:p>100293624</text:p>
          </table:table-cell>
          <table:table-cell office:value-type="float" office:value="1360734228" calcext:value-type="float">
            <text:p>1360734228</text:p>
          </table:table-cell>
          <table:table-cell office:value-type="float" office:value="1370372004" calcext:value-type="float">
            <text:p>137037200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448576" calcext:value-type="float">
            <text:p>83448576</text:p>
          </table:table-cell>
          <table:table-cell office:value-type="float" office:value="100276956" calcext:value-type="float">
            <text:p>100276956</text:p>
          </table:table-cell>
          <table:table-cell office:value-type="float" office:value="1360715256" calcext:value-type="float">
            <text:p>1360715256</text:p>
          </table:table-cell>
          <table:table-cell office:value-type="float" office:value="1367792352" calcext:value-type="float">
            <text:p>136779235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474208" calcext:value-type="float">
            <text:p>83474208</text:p>
          </table:table-cell>
          <table:table-cell office:value-type="float" office:value="100284732" calcext:value-type="float">
            <text:p>100284732</text:p>
          </table:table-cell>
          <table:table-cell office:value-type="float" office:value="1360842552" calcext:value-type="float">
            <text:p>1360842552</text:p>
          </table:table-cell>
          <table:table-cell office:value-type="float" office:value="1367765820" calcext:value-type="float">
            <text:p>136776582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769120" calcext:value-type="float">
            <text:p>83769120</text:p>
          </table:table-cell>
          <table:table-cell office:value-type="float" office:value="100353528" calcext:value-type="float">
            <text:p>100353528</text:p>
          </table:table-cell>
          <table:table-cell office:value-type="float" office:value="1360555092" calcext:value-type="float">
            <text:p>1360555092</text:p>
          </table:table-cell>
          <table:table-cell office:value-type="float" office:value="1368603288" calcext:value-type="float">
            <text:p>136860328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776608" calcext:value-type="float">
            <text:p>83776608</text:p>
          </table:table-cell>
          <table:table-cell office:value-type="float" office:value="100319184" calcext:value-type="float">
            <text:p>100319184</text:p>
          </table:table-cell>
          <table:table-cell office:value-type="float" office:value="1360728540" calcext:value-type="float">
            <text:p>1360728540</text:p>
          </table:table-cell>
          <table:table-cell office:value-type="float" office:value="1368272196" calcext:value-type="float">
            <text:p>136827219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363688" calcext:value-type="float">
            <text:p>83363688</text:p>
          </table:table-cell>
          <table:table-cell office:value-type="float" office:value="100389708" calcext:value-type="float">
            <text:p>100389708</text:p>
          </table:table-cell>
          <table:table-cell office:value-type="float" office:value="1361019060" calcext:value-type="float">
            <text:p>1361019060</text:p>
          </table:table-cell>
          <table:table-cell office:value-type="float" office:value="1367830980" calcext:value-type="float">
            <text:p>136783098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404512" calcext:value-type="float">
            <text:p>83404512</text:p>
          </table:table-cell>
          <table:table-cell office:value-type="float" office:value="100359360" calcext:value-type="float">
            <text:p>100359360</text:p>
          </table:table-cell>
          <table:table-cell office:value-type="float" office:value="1360263060" calcext:value-type="float">
            <text:p>1360263060</text:p>
          </table:table-cell>
          <table:table-cell office:value-type="float" office:value="1367735004" calcext:value-type="float">
            <text:p>136773500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339388" calcext:value-type="float">
            <text:p>83339388</text:p>
          </table:table-cell>
          <table:table-cell office:value-type="float" office:value="100356192" calcext:value-type="float">
            <text:p>100356192</text:p>
          </table:table-cell>
          <table:table-cell office:value-type="float" office:value="1360288980" calcext:value-type="float">
            <text:p>1360288980</text:p>
          </table:table-cell>
          <table:table-cell office:value-type="float" office:value="1367776152" calcext:value-type="float">
            <text:p>136777615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389860" calcext:value-type="float">
            <text:p>83389860</text:p>
          </table:table-cell>
          <table:table-cell office:value-type="float" office:value="100272456" calcext:value-type="float">
            <text:p>100272456</text:p>
          </table:table-cell>
          <table:table-cell office:value-type="float" office:value="1360583712" calcext:value-type="float">
            <text:p>1360583712</text:p>
          </table:table-cell>
          <table:table-cell office:value-type="float" office:value="1368279324" calcext:value-type="float">
            <text:p>136827932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423484" calcext:value-type="float">
            <text:p>83423484</text:p>
          </table:table-cell>
          <table:table-cell office:value-type="float" office:value="100324224" calcext:value-type="float">
            <text:p>100324224</text:p>
          </table:table-cell>
          <table:table-cell office:value-type="float" office:value="1359985896" calcext:value-type="float">
            <text:p>1359985896</text:p>
          </table:table-cell>
          <table:table-cell office:value-type="float" office:value="1368240768" calcext:value-type="float">
            <text:p>136824076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344212" calcext:value-type="float">
            <text:p>83344212</text:p>
          </table:table-cell>
          <table:table-cell office:value-type="float" office:value="100258920" calcext:value-type="float">
            <text:p>100258920</text:p>
          </table:table-cell>
          <table:table-cell office:value-type="float" office:value="1360711260" calcext:value-type="float">
            <text:p>1360711260</text:p>
          </table:table-cell>
          <table:table-cell office:value-type="float" office:value="1367808912" calcext:value-type="float">
            <text:p>136780891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450160" calcext:value-type="float">
            <text:p>83450160</text:p>
          </table:table-cell>
          <table:table-cell office:value-type="float" office:value="100147104" calcext:value-type="float">
            <text:p>100147104</text:p>
          </table:table-cell>
          <table:table-cell office:value-type="float" office:value="1360280160" calcext:value-type="float">
            <text:p>1360280160</text:p>
          </table:table-cell>
          <table:table-cell office:value-type="float" office:value="1367710920" calcext:value-type="float">
            <text:p>136771092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784204" calcext:value-type="float">
            <text:p>83784204</text:p>
          </table:table-cell>
          <table:table-cell office:value-type="float" office:value="100257840" calcext:value-type="float">
            <text:p>100257840</text:p>
          </table:table-cell>
          <table:table-cell office:value-type="float" office:value="1360206900" calcext:value-type="float">
            <text:p>1360206900</text:p>
          </table:table-cell>
          <table:table-cell office:value-type="float" office:value="1374862788" calcext:value-type="float">
            <text:p>137486278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58168" calcext:value-type="float">
            <text:p>83658168</text:p>
          </table:table-cell>
          <table:table-cell office:value-type="float" office:value="100293372" calcext:value-type="float">
            <text:p>100293372</text:p>
          </table:table-cell>
          <table:table-cell office:value-type="float" office:value="1360514736" calcext:value-type="float">
            <text:p>1360514736</text:p>
          </table:table-cell>
          <table:table-cell office:value-type="float" office:value="1367088084" calcext:value-type="float">
            <text:p>136708808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39412" calcext:value-type="float">
            <text:p>83639412</text:p>
          </table:table-cell>
          <table:table-cell office:value-type="float" office:value="107421804" calcext:value-type="float">
            <text:p>107421804</text:p>
          </table:table-cell>
          <table:table-cell office:value-type="float" office:value="1360513620" calcext:value-type="float">
            <text:p>1360513620</text:p>
          </table:table-cell>
          <table:table-cell office:value-type="float" office:value="1368059832" calcext:value-type="float">
            <text:p>136805983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972124" calcext:value-type="float">
            <text:p>83972124</text:p>
          </table:table-cell>
          <table:table-cell office:value-type="float" office:value="100038564" calcext:value-type="float">
            <text:p>100038564</text:p>
          </table:table-cell>
          <table:table-cell office:value-type="float" office:value="1360839060" calcext:value-type="float">
            <text:p>1360839060</text:p>
          </table:table-cell>
          <table:table-cell office:value-type="float" office:value="1368039960" calcext:value-type="float">
            <text:p>136803996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721348" calcext:value-type="float">
            <text:p>83721348</text:p>
          </table:table-cell>
          <table:table-cell office:value-type="float" office:value="100245132" calcext:value-type="float">
            <text:p>100245132</text:p>
          </table:table-cell>
          <table:table-cell office:value-type="float" office:value="1360820052" calcext:value-type="float">
            <text:p>1360820052</text:p>
          </table:table-cell>
          <table:table-cell office:value-type="float" office:value="1368642348" calcext:value-type="float">
            <text:p>136864234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728692" calcext:value-type="float">
            <text:p>83728692</text:p>
          </table:table-cell>
          <table:table-cell office:value-type="float" office:value="100300896" calcext:value-type="float">
            <text:p>100300896</text:p>
          </table:table-cell>
          <table:table-cell office:value-type="float" office:value="1360626120" calcext:value-type="float">
            <text:p>1360626120</text:p>
          </table:table-cell>
          <table:table-cell office:value-type="float" office:value="1369734084" calcext:value-type="float">
            <text:p>136973408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28388" calcext:value-type="float">
            <text:p>83528388</text:p>
          </table:table-cell>
          <table:table-cell office:value-type="float" office:value="100367748" calcext:value-type="float">
            <text:p>100367748</text:p>
          </table:table-cell>
          <table:table-cell office:value-type="float" office:value="1360478808" calcext:value-type="float">
            <text:p>1360478808</text:p>
          </table:table-cell>
          <table:table-cell office:value-type="float" office:value="1368449964" calcext:value-type="float">
            <text:p>136844996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28820" calcext:value-type="float">
            <text:p>83528820</text:p>
          </table:table-cell>
          <table:table-cell office:value-type="float" office:value="100301400" calcext:value-type="float">
            <text:p>100301400</text:p>
          </table:table-cell>
          <table:table-cell office:value-type="float" office:value="1359901944" calcext:value-type="float">
            <text:p>1359901944</text:p>
          </table:table-cell>
          <table:table-cell office:value-type="float" office:value="1368286596" calcext:value-type="float">
            <text:p>136828659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744496" calcext:value-type="float">
            <text:p>83744496</text:p>
          </table:table-cell>
          <table:table-cell office:value-type="float" office:value="100301940" calcext:value-type="float">
            <text:p>100301940</text:p>
          </table:table-cell>
          <table:table-cell office:value-type="float" office:value="1360398168" calcext:value-type="float">
            <text:p>1360398168</text:p>
          </table:table-cell>
          <table:table-cell office:value-type="float" office:value="1368214092" calcext:value-type="float">
            <text:p>136821409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707632" calcext:value-type="float">
            <text:p>83707632</text:p>
          </table:table-cell>
          <table:table-cell office:value-type="float" office:value="100294056" calcext:value-type="float">
            <text:p>100294056</text:p>
          </table:table-cell>
          <table:table-cell office:value-type="float" office:value="1360202580" calcext:value-type="float">
            <text:p>1360202580</text:p>
          </table:table-cell>
          <table:table-cell office:value-type="float" office:value="1369299852" calcext:value-type="float">
            <text:p>136929985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702736" calcext:value-type="float">
            <text:p>83702736</text:p>
          </table:table-cell>
          <table:table-cell office:value-type="float" office:value="100601496" calcext:value-type="float">
            <text:p>100601496</text:p>
          </table:table-cell>
          <table:table-cell office:value-type="float" office:value="1361104236" calcext:value-type="float">
            <text:p>1361104236</text:p>
          </table:table-cell>
          <table:table-cell office:value-type="float" office:value="1368422676" calcext:value-type="float">
            <text:p>136842267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769696" calcext:value-type="float">
            <text:p>83769696</text:p>
          </table:table-cell>
          <table:table-cell office:value-type="float" office:value="100916460" calcext:value-type="float">
            <text:p>100916460</text:p>
          </table:table-cell>
          <table:table-cell office:value-type="float" office:value="1360090764" calcext:value-type="float">
            <text:p>1360090764</text:p>
          </table:table-cell>
          <table:table-cell office:value-type="float" office:value="1367785872" calcext:value-type="float">
            <text:p>136778587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92404" calcext:value-type="float">
            <text:p>83692404</text:p>
          </table:table-cell>
          <table:table-cell office:value-type="float" office:value="100282608" calcext:value-type="float">
            <text:p>100282608</text:p>
          </table:table-cell>
          <table:table-cell office:value-type="float" office:value="1360272924" calcext:value-type="float">
            <text:p>1360272924</text:p>
          </table:table-cell>
          <table:table-cell office:value-type="float" office:value="1367699940" calcext:value-type="float">
            <text:p>136769994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56980" calcext:value-type="float">
            <text:p>83656980</text:p>
          </table:table-cell>
          <table:table-cell office:value-type="float" office:value="100303308" calcext:value-type="float">
            <text:p>100303308</text:p>
          </table:table-cell>
          <table:table-cell office:value-type="float" office:value="1360089720" calcext:value-type="float">
            <text:p>1360089720</text:p>
          </table:table-cell>
          <table:table-cell office:value-type="float" office:value="1367746164" calcext:value-type="float">
            <text:p>136774616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66908" calcext:value-type="float">
            <text:p>83566908</text:p>
          </table:table-cell>
          <table:table-cell office:value-type="float" office:value="100309500" calcext:value-type="float">
            <text:p>100309500</text:p>
          </table:table-cell>
          <table:table-cell office:value-type="float" office:value="1359922968" calcext:value-type="float">
            <text:p>1359922968</text:p>
          </table:table-cell>
          <table:table-cell office:value-type="float" office:value="1369022688" calcext:value-type="float">
            <text:p>136902268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07760" calcext:value-type="float">
            <text:p>83507760</text:p>
          </table:table-cell>
          <table:table-cell office:value-type="float" office:value="100302120" calcext:value-type="float">
            <text:p>100302120</text:p>
          </table:table-cell>
          <table:table-cell office:value-type="float" office:value="1360214640" calcext:value-type="float">
            <text:p>1360214640</text:p>
          </table:table-cell>
          <table:table-cell office:value-type="float" office:value="1368335556" calcext:value-type="float">
            <text:p>136833555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38864" calcext:value-type="float">
            <text:p>83538864</text:p>
          </table:table-cell>
          <table:table-cell office:value-type="float" office:value="100311120" calcext:value-type="float">
            <text:p>100311120</text:p>
          </table:table-cell>
          <table:table-cell office:value-type="float" office:value="1360476216" calcext:value-type="float">
            <text:p>1360476216</text:p>
          </table:table-cell>
          <table:table-cell office:value-type="float" office:value="1368500688" calcext:value-type="float">
            <text:p>136850068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395800" calcext:value-type="float">
            <text:p>83395800</text:p>
          </table:table-cell>
          <table:table-cell office:value-type="float" office:value="100250244" calcext:value-type="float">
            <text:p>100250244</text:p>
          </table:table-cell>
          <table:table-cell office:value-type="float" office:value="1360400328" calcext:value-type="float">
            <text:p>1360400328</text:p>
          </table:table-cell>
          <table:table-cell office:value-type="float" office:value="1369245600" calcext:value-type="float">
            <text:p>136924560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296152" calcext:value-type="float">
            <text:p>83296152</text:p>
          </table:table-cell>
          <table:table-cell office:value-type="float" office:value="100227096" calcext:value-type="float">
            <text:p>100227096</text:p>
          </table:table-cell>
          <table:table-cell office:value-type="float" office:value="1360205388" calcext:value-type="float">
            <text:p>1360205388</text:p>
          </table:table-cell>
          <table:table-cell office:value-type="float" office:value="1368350856" calcext:value-type="float">
            <text:p>136835085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434176" calcext:value-type="float">
            <text:p>83434176</text:p>
          </table:table-cell>
          <table:table-cell office:value-type="float" office:value="100371600" calcext:value-type="float">
            <text:p>100371600</text:p>
          </table:table-cell>
          <table:table-cell office:value-type="float" office:value="1359707508" calcext:value-type="float">
            <text:p>1359707508</text:p>
          </table:table-cell>
          <table:table-cell office:value-type="float" office:value="1372036968" calcext:value-type="float">
            <text:p>137203696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00128" calcext:value-type="float">
            <text:p>83500128</text:p>
          </table:table-cell>
          <table:table-cell office:value-type="float" office:value="100251648" calcext:value-type="float">
            <text:p>100251648</text:p>
          </table:table-cell>
          <table:table-cell office:value-type="float" office:value="1359863964" calcext:value-type="float">
            <text:p>1359863964</text:p>
          </table:table-cell>
          <table:table-cell office:value-type="float" office:value="1369706688" calcext:value-type="float">
            <text:p>136970668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495736" calcext:value-type="float">
            <text:p>83495736</text:p>
          </table:table-cell>
          <table:table-cell office:value-type="float" office:value="100325412" calcext:value-type="float">
            <text:p>100325412</text:p>
          </table:table-cell>
          <table:table-cell office:value-type="float" office:value="1360624644" calcext:value-type="float">
            <text:p>1360624644</text:p>
          </table:table-cell>
          <table:table-cell office:value-type="float" office:value="1375908660" calcext:value-type="float">
            <text:p>137590866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499588" calcext:value-type="float">
            <text:p>83499588</text:p>
          </table:table-cell>
          <table:table-cell office:value-type="float" office:value="100368468" calcext:value-type="float">
            <text:p>100368468</text:p>
          </table:table-cell>
          <table:table-cell office:value-type="float" office:value="1359882288" calcext:value-type="float">
            <text:p>1359882288</text:p>
          </table:table-cell>
          <table:table-cell office:value-type="float" office:value="1368164952" calcext:value-type="float">
            <text:p>136816495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487672" calcext:value-type="float">
            <text:p>83487672</text:p>
          </table:table-cell>
          <table:table-cell office:value-type="float" office:value="107456688" calcext:value-type="float">
            <text:p>107456688</text:p>
          </table:table-cell>
          <table:table-cell office:value-type="float" office:value="1359968868" calcext:value-type="float">
            <text:p>1359968868</text:p>
          </table:table-cell>
          <table:table-cell office:value-type="float" office:value="1368827208" calcext:value-type="float">
            <text:p>136882720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741796" calcext:value-type="float">
            <text:p>83741796</text:p>
          </table:table-cell>
          <table:table-cell office:value-type="float" office:value="100054044" calcext:value-type="float">
            <text:p>100054044</text:p>
          </table:table-cell>
          <table:table-cell office:value-type="float" office:value="1359600660" calcext:value-type="float">
            <text:p>1359600660</text:p>
          </table:table-cell>
          <table:table-cell office:value-type="float" office:value="1368644472" calcext:value-type="float">
            <text:p>136864447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47476" calcext:value-type="float">
            <text:p>83647476</text:p>
          </table:table-cell>
          <table:table-cell office:value-type="float" office:value="100324260" calcext:value-type="float">
            <text:p>100324260</text:p>
          </table:table-cell>
          <table:table-cell office:value-type="float" office:value="1359420444" calcext:value-type="float">
            <text:p>1359420444</text:p>
          </table:table-cell>
          <table:table-cell office:value-type="float" office:value="1370060892" calcext:value-type="float">
            <text:p>137006089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64172" calcext:value-type="float">
            <text:p>83564172</text:p>
          </table:table-cell>
          <table:table-cell office:value-type="float" office:value="100248516" calcext:value-type="float">
            <text:p>100248516</text:p>
          </table:table-cell>
          <table:table-cell office:value-type="float" office:value="1359264708" calcext:value-type="float">
            <text:p>1359264708</text:p>
          </table:table-cell>
          <table:table-cell office:value-type="float" office:value="1369510416" calcext:value-type="float">
            <text:p>136951041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463372" calcext:value-type="float">
            <text:p>83463372</text:p>
          </table:table-cell>
          <table:table-cell office:value-type="float" office:value="100321272" calcext:value-type="float">
            <text:p>100321272</text:p>
          </table:table-cell>
          <table:table-cell office:value-type="float" office:value="1359221472" calcext:value-type="float">
            <text:p>1359221472</text:p>
          </table:table-cell>
          <table:table-cell office:value-type="float" office:value="1368782316" calcext:value-type="float">
            <text:p>136878231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847276" calcext:value-type="float">
            <text:p>83847276</text:p>
          </table:table-cell>
          <table:table-cell office:value-type="float" office:value="100331280" calcext:value-type="float">
            <text:p>100331280</text:p>
          </table:table-cell>
          <table:table-cell office:value-type="float" office:value="1361126340" calcext:value-type="float">
            <text:p>1361126340</text:p>
          </table:table-cell>
          <table:table-cell office:value-type="float" office:value="1369226088" calcext:value-type="float">
            <text:p>136922608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75728" calcext:value-type="float">
            <text:p>83575728</text:p>
          </table:table-cell>
          <table:table-cell office:value-type="float" office:value="100311444" calcext:value-type="float">
            <text:p>100311444</text:p>
          </table:table-cell>
          <table:table-cell office:value-type="float" office:value="1359326412" calcext:value-type="float">
            <text:p>1359326412</text:p>
          </table:table-cell>
          <table:table-cell office:value-type="float" office:value="1369035432" calcext:value-type="float">
            <text:p>136903543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28828" calcext:value-type="float">
            <text:p>83628828</text:p>
          </table:table-cell>
          <table:table-cell office:value-type="float" office:value="100290744" calcext:value-type="float">
            <text:p>100290744</text:p>
          </table:table-cell>
          <table:table-cell office:value-type="float" office:value="1359675972" calcext:value-type="float">
            <text:p>1359675972</text:p>
          </table:table-cell>
          <table:table-cell office:value-type="float" office:value="1368571356" calcext:value-type="float">
            <text:p>1368571356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728188" calcext:value-type="float">
            <text:p>83728188</text:p>
          </table:table-cell>
          <table:table-cell office:value-type="float" office:value="100344096" calcext:value-type="float">
            <text:p>100344096</text:p>
          </table:table-cell>
          <table:table-cell office:value-type="float" office:value="1359417168" calcext:value-type="float">
            <text:p>1359417168</text:p>
          </table:table-cell>
          <table:table-cell office:value-type="float" office:value="1369639764" calcext:value-type="float">
            <text:p>136963976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80812" calcext:value-type="float">
            <text:p>83680812</text:p>
          </table:table-cell>
          <table:table-cell office:value-type="float" office:value="100291464" calcext:value-type="float">
            <text:p>100291464</text:p>
          </table:table-cell>
          <table:table-cell office:value-type="float" office:value="1359744444" calcext:value-type="float">
            <text:p>1359744444</text:p>
          </table:table-cell>
          <table:table-cell office:value-type="float" office:value="1370570508" calcext:value-type="float">
            <text:p>137057050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45496" calcext:value-type="float">
            <text:p>83645496</text:p>
          </table:table-cell>
          <table:table-cell office:value-type="float" office:value="100357452" calcext:value-type="float">
            <text:p>100357452</text:p>
          </table:table-cell>
          <table:table-cell office:value-type="float" office:value="1358857728" calcext:value-type="float">
            <text:p>1358857728</text:p>
          </table:table-cell>
          <table:table-cell office:value-type="float" office:value="1369131804" calcext:value-type="float">
            <text:p>136913180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97904" calcext:value-type="float">
            <text:p>83597904</text:p>
          </table:table-cell>
          <table:table-cell office:value-type="float" office:value="100330632" calcext:value-type="float">
            <text:p>100330632</text:p>
          </table:table-cell>
          <table:table-cell office:value-type="float" office:value="1359409500" calcext:value-type="float">
            <text:p>1359409500</text:p>
          </table:table-cell>
          <table:table-cell office:value-type="float" office:value="1368811908" calcext:value-type="float">
            <text:p>136881190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95060" calcext:value-type="float">
            <text:p>83595060</text:p>
          </table:table-cell>
          <table:table-cell office:value-type="float" office:value="100335600" calcext:value-type="float">
            <text:p>100335600</text:p>
          </table:table-cell>
          <table:table-cell office:value-type="float" office:value="1359558432" calcext:value-type="float">
            <text:p>1359558432</text:p>
          </table:table-cell>
          <table:table-cell office:value-type="float" office:value="1368342612" calcext:value-type="float">
            <text:p>136834261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97364" calcext:value-type="float">
            <text:p>83597364</text:p>
          </table:table-cell>
          <table:table-cell office:value-type="float" office:value="100243260" calcext:value-type="float">
            <text:p>100243260</text:p>
          </table:table-cell>
          <table:table-cell office:value-type="float" office:value="1359183528" calcext:value-type="float">
            <text:p>1359183528</text:p>
          </table:table-cell>
          <table:table-cell office:value-type="float" office:value="1368135504" calcext:value-type="float">
            <text:p>136813550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35596" calcext:value-type="float">
            <text:p>83635596</text:p>
          </table:table-cell>
          <table:table-cell office:value-type="float" office:value="100315764" calcext:value-type="float">
            <text:p>100315764</text:p>
          </table:table-cell>
          <table:table-cell office:value-type="float" office:value="1359069156" calcext:value-type="float">
            <text:p>1359069156</text:p>
          </table:table-cell>
          <table:table-cell office:value-type="float" office:value="1369048824" calcext:value-type="float">
            <text:p>136904882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67636" calcext:value-type="float">
            <text:p>83667636</text:p>
          </table:table-cell>
          <table:table-cell office:value-type="float" office:value="100263024" calcext:value-type="float">
            <text:p>100263024</text:p>
          </table:table-cell>
          <table:table-cell office:value-type="float" office:value="1361086632" calcext:value-type="float">
            <text:p>1361086632</text:p>
          </table:table-cell>
          <table:table-cell office:value-type="float" office:value="1384711452" calcext:value-type="float">
            <text:p>138471145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90020" calcext:value-type="float">
            <text:p>83590020</text:p>
          </table:table-cell>
          <table:table-cell office:value-type="float" office:value="100368468" calcext:value-type="float">
            <text:p>100368468</text:p>
          </table:table-cell>
          <table:table-cell office:value-type="float" office:value="1359967392" calcext:value-type="float">
            <text:p>1359967392</text:p>
          </table:table-cell>
          <table:table-cell office:value-type="float" office:value="1371819132" calcext:value-type="float">
            <text:p>137181913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41032" calcext:value-type="float">
            <text:p>83641032</text:p>
          </table:table-cell>
          <table:table-cell office:value-type="float" office:value="100309968" calcext:value-type="float">
            <text:p>100309968</text:p>
          </table:table-cell>
          <table:table-cell office:value-type="float" office:value="1359313164" calcext:value-type="float">
            <text:p>1359313164</text:p>
          </table:table-cell>
          <table:table-cell office:value-type="float" office:value="1369618992" calcext:value-type="float">
            <text:p>136961899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92152" calcext:value-type="float">
            <text:p>83692152</text:p>
          </table:table-cell>
          <table:table-cell office:value-type="float" office:value="100423764" calcext:value-type="float">
            <text:p>100423764</text:p>
          </table:table-cell>
          <table:table-cell office:value-type="float" office:value="1359577764" calcext:value-type="float">
            <text:p>1359577764</text:p>
          </table:table-cell>
          <table:table-cell office:value-type="float" office:value="1376758908" calcext:value-type="float">
            <text:p>137675890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736828" calcext:value-type="float">
            <text:p>83736828</text:p>
          </table:table-cell>
          <table:table-cell office:value-type="float" office:value="100397268" calcext:value-type="float">
            <text:p>100397268</text:p>
          </table:table-cell>
          <table:table-cell office:value-type="float" office:value="1360146204" calcext:value-type="float">
            <text:p>1360146204</text:p>
          </table:table-cell>
          <table:table-cell office:value-type="float" office:value="1369140840" calcext:value-type="float">
            <text:p>136914084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90640" calcext:value-type="float">
            <text:p>83690640</text:p>
          </table:table-cell>
          <table:table-cell office:value-type="float" office:value="100277424" calcext:value-type="float">
            <text:p>100277424</text:p>
          </table:table-cell>
          <table:table-cell office:value-type="float" office:value="1360545912" calcext:value-type="float">
            <text:p>1360545912</text:p>
          </table:table-cell>
          <table:table-cell office:value-type="float" office:value="1369603728" calcext:value-type="float">
            <text:p>1369603728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67960" calcext:value-type="float">
            <text:p>83667960</text:p>
          </table:table-cell>
          <table:table-cell office:value-type="float" office:value="107344224" calcext:value-type="float">
            <text:p>107344224</text:p>
          </table:table-cell>
          <table:table-cell office:value-type="float" office:value="1359870912" calcext:value-type="float">
            <text:p>1359870912</text:p>
          </table:table-cell>
          <table:table-cell office:value-type="float" office:value="1369689192" calcext:value-type="float">
            <text:p>1369689192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55432" calcext:value-type="float">
            <text:p>83655432</text:p>
          </table:table-cell>
          <table:table-cell office:value-type="float" office:value="100132704" calcext:value-type="float">
            <text:p>100132704</text:p>
          </table:table-cell>
          <table:table-cell office:value-type="float" office:value="1359453168" calcext:value-type="float">
            <text:p>1359453168</text:p>
          </table:table-cell>
          <table:table-cell office:value-type="float" office:value="1370214324" calcext:value-type="float">
            <text:p>137021432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711952" calcext:value-type="float">
            <text:p>83711952</text:p>
          </table:table-cell>
          <table:table-cell office:value-type="float" office:value="100268784" calcext:value-type="float">
            <text:p>100268784</text:p>
          </table:table-cell>
          <table:table-cell office:value-type="float" office:value="1359550476" calcext:value-type="float">
            <text:p>1359550476</text:p>
          </table:table-cell>
          <table:table-cell office:value-type="float" office:value="1369287900" calcext:value-type="float">
            <text:p>136928790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704212" calcext:value-type="float">
            <text:p>83704212</text:p>
          </table:table-cell>
          <table:table-cell office:value-type="float" office:value="100332360" calcext:value-type="float">
            <text:p>100332360</text:p>
          </table:table-cell>
          <table:table-cell office:value-type="float" office:value="1359596196" calcext:value-type="float">
            <text:p>1359596196</text:p>
          </table:table-cell>
          <table:table-cell office:value-type="float" office:value="1369725480" calcext:value-type="float">
            <text:p>136972548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668644" calcext:value-type="float">
            <text:p>83668644</text:p>
          </table:table-cell>
          <table:table-cell office:value-type="float" office:value="100361232" calcext:value-type="float">
            <text:p>100361232</text:p>
          </table:table-cell>
          <table:table-cell office:value-type="float" office:value="1359833292" calcext:value-type="float">
            <text:p>1359833292</text:p>
          </table:table-cell>
          <table:table-cell office:value-type="float" office:value="1368892944" calcext:value-type="float">
            <text:p>1368892944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  <table:table-row table:style-name="ro1">
          <table:table-cell office:value-type="float" office:value="83577744" calcext:value-type="float">
            <text:p>83577744</text:p>
          </table:table-cell>
          <table:table-cell office:value-type="float" office:value="100334448" calcext:value-type="float">
            <text:p>100334448</text:p>
          </table:table-cell>
          <table:table-cell office:value-type="float" office:value="1359850644" calcext:value-type="float">
            <text:p>1359850644</text:p>
          </table:table-cell>
          <table:table-cell office:value-type="float" office:value="1368958140" calcext:value-type="float">
            <text:p>1368958140</text:p>
          </table:table-cell>
          <table:table-cell/>
          <table:table-cell table:formula="of:=[.L$5]" office:value-type="float" office:value="20275.6667100831" calcext:value-type="float">
            <text:p>20275,6667100831</text:p>
          </table:table-cell>
          <table:table-cell table:formula="of:=[.M$5]" office:value-type="float" office:value="298645.438485765" calcext:value-type="float">
            <text:p>298645,438485765</text:p>
          </table:table-cell>
          <table:table-cell table:formula="of:=[.N$5]" office:value-type="float" office:value="490503.60049606" calcext:value-type="float">
            <text:p>490503,60049606</text:p>
          </table:table-cell>
          <table:table-cell table:formula="of:=[.O$5]" office:value-type="float" office:value="425222.116359796" calcext:value-type="float">
            <text:p>425222,11635979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0">00.00.0000</text:date>, <text:time style:data-style-name="N2" text:time-value="09:58:43.3775155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3T00:16:31.383752557</meta:creation-date>
    <dc:date>2026-04-20T10:07:33.156764550</dc:date>
    <meta:editing-duration>PT2H9M21S</meta:editing-duration>
    <meta:editing-cycles>14</meta:editing-cycles>
    <meta:generator>LibreOffice/26.2.1.2$Linux_X86_64 LibreOffice_project/620$Build-2</meta:generator>
    <meta:document-statistic meta:table-count="1" meta:cell-count="2084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error-category="cell-range" chart:error-upper-range="Sheet1.F2:Sheet1.F257" chart:error-lower-range="Sheet1.F2:Sheet1.F257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heet1.F2:Sheet1.F257" chart:error-lower-range="Sheet1.F2:Sheet1.F257" loex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one" chart:link-data-style-to-source="true" chart:error-category="cell-range" chart:error-upper-range="Sheet1.G2:Sheet1.G257" chart:error-lower-range="Sheet1.G2:Sheet1.G257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G2:Sheet1.G257" chart:error-lower-range="Sheet1.G2:Sheet1.G257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one" chart:link-data-style-to-source="true" chart:error-category="cell-range" chart:error-upper-range="Sheet1.H2:Sheet1.H257" chart:error-lower-range="Sheet1.H2:Sheet1.H257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H2:Sheet1.H257" chart:error-lower-range="Sheet1.H2:Sheet1.H257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Sheet1.I2:Sheet1.I257" chart:error-lower-range="Sheet1.I2:Sheet1.I257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I2:Sheet1.I257" chart:error-lower-range="Sheet1.I2:Sheet1.I257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5.363cm" svg:height="25.516cm" xlink:href=".." xlink:type="simple" chart:class="chart:line" chart:style-name="ch1">
        <chart:legend chart:legend-position="end" svg:x="40.843cm" svg:y="11.712cm" style:legend-expansion="high" chart:style-name="ch2"/>
        <chart:plot-area chart:style-name="ch3" svg:x="0.907cm" svg:y="0.51cm" svg:width="39.029cm" svg:height="24.496cm">
          <chart:coordinate-region svg:x="3.145cm" svg:y="0.709cm" svg:width="36.791cm" svg:height="23.3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257" chart:label-cell-address="Sheet1.A1:Sheet1.A1" chart:class="chart:line">
            <chart:error-indicator chart:style-name="ch7" chart:dimension="y"/>
            <chart:data-point chart:repeated="256"/>
          </chart:series>
          <chart:series chart:style-name="ch8" chart:values-cell-range-address="Sheet1.B2:Sheet1.B257" chart:label-cell-address="Sheet1.B1:Sheet1.B1" chart:class="chart:line">
            <chart:error-indicator chart:style-name="ch9" chart:dimension="y"/>
            <chart:data-point chart:repeated="256"/>
          </chart:series>
          <chart:series chart:style-name="ch10" chart:values-cell-range-address="Sheet1.C2:Sheet1.C257" chart:label-cell-address="Sheet1.C1:Sheet1.C1" chart:class="chart:line">
            <chart:error-indicator chart:style-name="ch11" chart:dimension="y"/>
            <chart:data-point chart:repeated="256"/>
          </chart:series>
          <chart:series chart:style-name="ch12" chart:values-cell-range-address="Sheet1.D2:Sheet1.D257" chart:label-cell-address="Sheet1.D1:Sheet1.D1" chart:class="chart:line">
            <chart:error-indicator chart:style-name="ch13" chart:dimension="y"/>
            <chart:data-point chart:repeated="25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 No Draw, CPF</text:p>
                <draw:g>
                  <svg:desc>Sheet1.A1:Sheet1.A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Fast Draw, CPF</text:p>
                <draw:g>
                  <svg:desc>Sheet1.B1:Sheet1.B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Slow No Draw, CPF</text:p>
                <draw:g>
                  <svg:desc>Sheet1.C1:Sheet1.C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Slow Draw, CPF</text:p>
                <draw:g>
                  <svg:desc>Sheet1.D1:Sheet1.D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303036">
                <text:p>84303036</text:p>
                <draw:g>
                  <svg:desc>Sheet1.A2:Sheet1.A257</svg:desc>
                </draw:g>
              </table:table-cell>
              <table:table-cell office:value-type="float" office:value="20275.6667100831">
                <text:p>20275.6667100831</text:p>
                <draw:g>
                  <svg:desc>Sheet1.F2:Sheet1.F257</svg:desc>
                </draw:g>
              </table:table-cell>
              <table:table-cell office:value-type="float" office:value="20275.6667100831">
                <text:p>20275.6667100831</text:p>
                <draw:g>
                  <svg:desc>Sheet1.F2:Sheet1.F257</svg:desc>
                </draw:g>
              </table:table-cell>
              <table:table-cell office:value-type="float" office:value="110202300">
                <text:p>110202300</text:p>
                <draw:g>
                  <svg:desc>Sheet1.B2:Sheet1.B257</svg:desc>
                </draw:g>
              </table:table-cell>
              <table:table-cell office:value-type="float" office:value="298645.438485765">
                <text:p>298645.438485765</text:p>
                <draw:g>
                  <svg:desc>Sheet1.G2:Sheet1.G257</svg:desc>
                </draw:g>
              </table:table-cell>
              <table:table-cell office:value-type="float" office:value="298645.438485765">
                <text:p>298645.438485765</text:p>
                <draw:g>
                  <svg:desc>Sheet1.G2:Sheet1.G257</svg:desc>
                </draw:g>
              </table:table-cell>
              <table:table-cell office:value-type="float" office:value="1365374736">
                <text:p>1365374736</text:p>
                <draw:g>
                  <svg:desc>Sheet1.C2:Sheet1.C257</svg:desc>
                </draw:g>
              </table:table-cell>
              <table:table-cell office:value-type="float" office:value="490503.60049606">
                <text:p>490503.60049606</text:p>
                <draw:g>
                  <svg:desc>Sheet1.H2:Sheet1.H257</svg:desc>
                </draw:g>
              </table:table-cell>
              <table:table-cell office:value-type="float" office:value="490503.60049606">
                <text:p>490503.60049606</text:p>
                <draw:g>
                  <svg:desc>Sheet1.H2:Sheet1.H257</svg:desc>
                </draw:g>
              </table:table-cell>
              <table:table-cell office:value-type="float" office:value="1386540432">
                <text:p>1386540432</text:p>
                <draw:g>
                  <svg:desc>Sheet1.D2:Sheet1.D257</svg:desc>
                </draw:g>
              </table:table-cell>
              <table:table-cell office:value-type="float" office:value="425222.116359796">
                <text:p>425222.116359796</text:p>
                <draw:g>
                  <svg:desc>Sheet1.I2:Sheet1.I257</svg:desc>
                </draw:g>
              </table:table-cell>
              <table:table-cell office:value-type="float" office:value="425222.116359796">
                <text:p>425222.116359796</text:p>
                <draw:g>
                  <svg:desc>Sheet1.I2:Sheet1.I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3239920">
                <text:p>83239920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12232448">
                <text:p>11223244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6375320">
                <text:p>136637532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84787700">
                <text:p>138478770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344824">
                <text:p>8334482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9173744">
                <text:p>10917374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2787596">
                <text:p>136278759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71411144">
                <text:p>137141114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663496">
                <text:p>8366349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1111400">
                <text:p>10111140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72252536">
                <text:p>137225253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460368">
                <text:p>136846036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727432">
                <text:p>8372743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1062656">
                <text:p>10106265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823940">
                <text:p>136082394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332164">
                <text:p>136733216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855700">
                <text:p>83855700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936296">
                <text:p>10093629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694584">
                <text:p>135969458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6777116">
                <text:p>136677711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3773584">
                <text:p>8377358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1919132">
                <text:p>10191913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051480">
                <text:p>135905148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70270304">
                <text:p>137027030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867364">
                <text:p>8386736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925208">
                <text:p>10092520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1707416">
                <text:p>136170741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71776508">
                <text:p>137177650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846844">
                <text:p>8384684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1112624">
                <text:p>10111262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490104">
                <text:p>135949010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104724">
                <text:p>136810472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921976">
                <text:p>8392197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1014848">
                <text:p>10101484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236204">
                <text:p>136023620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646552">
                <text:p>136764655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3662956">
                <text:p>8366295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576296">
                <text:p>10057629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654336">
                <text:p>135965433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536940">
                <text:p>136853694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3510532">
                <text:p>8351053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70060">
                <text:p>10047006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621432">
                <text:p>135962143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265104">
                <text:p>136826510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413224">
                <text:p>8341322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1356164">
                <text:p>10135616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400356">
                <text:p>135940035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131652">
                <text:p>136813165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399112">
                <text:p>8339911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75092">
                <text:p>10037509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925308">
                <text:p>135992530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815752">
                <text:p>136781575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3328948">
                <text:p>8332894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88196">
                <text:p>10038819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2072420">
                <text:p>136207242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608896">
                <text:p>136760889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3649780">
                <text:p>83649780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50620">
                <text:p>10045062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1506284">
                <text:p>136150628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595036">
                <text:p>136759503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847816">
                <text:p>8384781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41900">
                <text:p>10034190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398276">
                <text:p>136039827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528904">
                <text:p>136752890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3572200">
                <text:p>83572200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881180">
                <text:p>10088118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861624">
                <text:p>135986162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432136">
                <text:p>136743213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3527596">
                <text:p>8352759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502712">
                <text:p>10050271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467568">
                <text:p>135946756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481132">
                <text:p>136748113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3760768">
                <text:p>8376076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539216">
                <text:p>10053921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8949780">
                <text:p>135894978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557020">
                <text:p>136755702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3729592">
                <text:p>8372959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7486424">
                <text:p>10748642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8965476">
                <text:p>135896547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75988976">
                <text:p>137598897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3750076">
                <text:p>8375007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26844">
                <text:p>10022684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064908">
                <text:p>135906490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367380">
                <text:p>136836738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3554632">
                <text:p>8355463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88088">
                <text:p>10038808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407340">
                <text:p>135940734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070236">
                <text:p>136807023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3595060">
                <text:p>83595060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78196">
                <text:p>10047819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8871336">
                <text:p>135887133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623764">
                <text:p>136762376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3443284">
                <text:p>8344328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532412">
                <text:p>10053241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8784288">
                <text:p>135878428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492724">
                <text:p>136749272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3437308">
                <text:p>8343730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60772">
                <text:p>10046077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8776044">
                <text:p>135877604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307576">
                <text:p>136730757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3378124">
                <text:p>8337812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47020">
                <text:p>10044702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8937972">
                <text:p>135893797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534196">
                <text:p>136753419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3541852">
                <text:p>8354185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512612">
                <text:p>10051261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064692">
                <text:p>135906469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454744">
                <text:p>136745474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3285856">
                <text:p>8328585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49756">
                <text:p>10044975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8452908">
                <text:p>135845290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644320">
                <text:p>136764432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3476476">
                <text:p>8347647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550232">
                <text:p>10055023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8907624">
                <text:p>135890762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721972">
                <text:p>136772197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3439540">
                <text:p>83439540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535472">
                <text:p>10053547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753200">
                <text:p>136075320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405360">
                <text:p>136840536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3438784">
                <text:p>8343878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65344">
                <text:p>10046534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607212">
                <text:p>135960721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286920">
                <text:p>136828692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3615796">
                <text:p>8361579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68216">
                <text:p>10036821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152208">
                <text:p>135915220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833680">
                <text:p>136783368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3638116">
                <text:p>8363811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28796">
                <text:p>10032879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8323560">
                <text:p>135832356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70645928">
                <text:p>137064592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3605644">
                <text:p>8360564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35952">
                <text:p>10023595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8408700">
                <text:p>135840870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880912">
                <text:p>136788091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3608632">
                <text:p>8360863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30084">
                <text:p>10023008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8744580">
                <text:p>135874458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566020">
                <text:p>136756602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3686356">
                <text:p>8368635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75984">
                <text:p>10027598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8795880">
                <text:p>135879588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596440">
                <text:p>136759644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3707956">
                <text:p>8370795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31316">
                <text:p>10033131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8767296">
                <text:p>135876729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70325312">
                <text:p>137032531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3667420">
                <text:p>83667420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162548">
                <text:p>10016254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255348">
                <text:p>135925534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357508">
                <text:p>136735750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3584512">
                <text:p>8358451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166004">
                <text:p>10016600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080028">
                <text:p>135908002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534808">
                <text:p>136753480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3654460">
                <text:p>83654460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53556">
                <text:p>10025355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8877204">
                <text:p>135887720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643896">
                <text:p>136864389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714544">
                <text:p>8371454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7401356">
                <text:p>10740135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8403624">
                <text:p>135840362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75206192">
                <text:p>137520619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3539476">
                <text:p>8353947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173060">
                <text:p>10017306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7487064">
                <text:p>135748706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6514244">
                <text:p>136651424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3639772">
                <text:p>8363977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51080">
                <text:p>10035108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8610696">
                <text:p>135861069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461620">
                <text:p>136746162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3624688">
                <text:p>8362468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65192">
                <text:p>10036519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076284">
                <text:p>135907628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098928">
                <text:p>136809892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3608128">
                <text:p>8360812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21992">
                <text:p>10032199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8607024">
                <text:p>135860702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188208">
                <text:p>136818820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3622384">
                <text:p>8362238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64508">
                <text:p>10036450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8646264">
                <text:p>135864626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951508">
                <text:p>136795150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3544048">
                <text:p>8354404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12136">
                <text:p>10041213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8875980">
                <text:p>135887598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739648">
                <text:p>136773964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3641392">
                <text:p>8364139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19068">
                <text:p>10021906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8562276">
                <text:p>135856227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469108">
                <text:p>136746910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3645640">
                <text:p>83645640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33412">
                <text:p>10043341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8601804">
                <text:p>135860180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298216">
                <text:p>136729821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3631852">
                <text:p>8363185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26860">
                <text:p>10042686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293112">
                <text:p>135929311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469648">
                <text:p>136746964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3617776">
                <text:p>8361777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75208">
                <text:p>10047520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084204">
                <text:p>135908420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285508">
                <text:p>136728550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3635452">
                <text:p>8363545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70060">
                <text:p>10047006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8861184">
                <text:p>135886118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392248">
                <text:p>136739224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3659392">
                <text:p>8365939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15340">
                <text:p>10041534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8744472">
                <text:p>135874447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251416">
                <text:p>136725141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3470788">
                <text:p>8347078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27760">
                <text:p>10042776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041040">
                <text:p>135904104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236800">
                <text:p>136723680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3414376">
                <text:p>8341437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88556">
                <text:p>10038855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462852">
                <text:p>135946285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402940">
                <text:p>136740294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3574576">
                <text:p>8357457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51484">
                <text:p>10045148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7860024">
                <text:p>135786002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274420">
                <text:p>136727442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3500848">
                <text:p>8350084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500840">
                <text:p>10050084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8106480">
                <text:p>135810648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711460">
                <text:p>136771146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3444004">
                <text:p>8344400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67720">
                <text:p>10046772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377892">
                <text:p>135937789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248464">
                <text:p>136724846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3579040">
                <text:p>83579040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65416">
                <text:p>10046541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8477532">
                <text:p>135847753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223624">
                <text:p>136722362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3633256">
                <text:p>8363325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01652">
                <text:p>10030165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8211708">
                <text:p>135821170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270856">
                <text:p>136727085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3480688">
                <text:p>8348068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03568">
                <text:p>10040356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8564688">
                <text:p>135856468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236008">
                <text:p>136723600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3576268">
                <text:p>8357626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7333352">
                <text:p>10733335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7713324">
                <text:p>135771332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74453324">
                <text:p>137445332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3707524">
                <text:p>8370752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114272">
                <text:p>10011427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8170452">
                <text:p>135817045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6552584">
                <text:p>136655258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3624328">
                <text:p>8362432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93264">
                <text:p>10029326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7916256">
                <text:p>135791625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723736">
                <text:p>136772373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3572272">
                <text:p>8357227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37544">
                <text:p>10033754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7471872">
                <text:p>135747187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530596">
                <text:p>136753059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3858184">
                <text:p>8385818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44736">
                <text:p>10024473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8175960">
                <text:p>135817596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400896">
                <text:p>136840089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609064">
                <text:p>8360906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78288">
                <text:p>10027828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8246808">
                <text:p>135824680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708436">
                <text:p>136770843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559132">
                <text:p>8355913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76460">
                <text:p>10037646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8411904">
                <text:p>135841190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949420">
                <text:p>136794942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3624724">
                <text:p>8362472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39128">
                <text:p>10033912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7822764">
                <text:p>135782276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777448">
                <text:p>136777744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3617812">
                <text:p>8361781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520388">
                <text:p>10052038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7104384">
                <text:p>135710438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107100">
                <text:p>136810710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3611980">
                <text:p>83611980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76280">
                <text:p>10037628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7368444">
                <text:p>135736844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651916">
                <text:p>136765191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3645460">
                <text:p>83645460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39604">
                <text:p>10043960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8315100">
                <text:p>135831510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834292">
                <text:p>136783429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490372">
                <text:p>8349037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509084">
                <text:p>10050908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7629732">
                <text:p>135762973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537220">
                <text:p>136753722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3611908">
                <text:p>8361190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78800">
                <text:p>10037880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7934688">
                <text:p>135793468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328132">
                <text:p>136732813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3597004">
                <text:p>8359700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40856">
                <text:p>10034085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1591136">
                <text:p>136159113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105652">
                <text:p>136710565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3605572">
                <text:p>8360557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21064">
                <text:p>10042106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262188">
                <text:p>135926218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425908">
                <text:p>136742590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3604780">
                <text:p>83604780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09472">
                <text:p>10040947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7933500">
                <text:p>135793350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464896">
                <text:p>136746489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3528136">
                <text:p>8352813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38524">
                <text:p>10043852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8029692">
                <text:p>135802969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72071456">
                <text:p>137207145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3625444">
                <text:p>8362544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63472">
                <text:p>10046347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7917876">
                <text:p>135791787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961192">
                <text:p>136796119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591244">
                <text:p>8359124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65768">
                <text:p>10036576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8581968">
                <text:p>135858196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72216716">
                <text:p>137221671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590272">
                <text:p>8359027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60952">
                <text:p>10046095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7774236">
                <text:p>135777423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765604">
                <text:p>136776560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567052">
                <text:p>8356705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48748">
                <text:p>10044874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8227044">
                <text:p>135822704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74823080">
                <text:p>137482308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524608">
                <text:p>8352460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7747388">
                <text:p>10774738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7935660">
                <text:p>135793566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249040">
                <text:p>136724904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581632">
                <text:p>8358163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520856">
                <text:p>10052085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7904556">
                <text:p>135790455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900748">
                <text:p>136790074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3576484">
                <text:p>8357648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514232">
                <text:p>10051423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7833204">
                <text:p>135783320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501724">
                <text:p>136750172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3587428">
                <text:p>8358742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719072">
                <text:p>10071907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8902800">
                <text:p>135890280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77936900">
                <text:p>137793690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3589804">
                <text:p>8358980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621620">
                <text:p>10062162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7749000">
                <text:p>135774900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71299184">
                <text:p>137129918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3530188">
                <text:p>8353018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578816">
                <text:p>10057881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7734096">
                <text:p>135773409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903556">
                <text:p>136790355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3506716">
                <text:p>8350671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68260">
                <text:p>10046826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7692012">
                <text:p>135769201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538300">
                <text:p>136753830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3617812">
                <text:p>8361781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538064">
                <text:p>10053806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7595784">
                <text:p>135759578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649144">
                <text:p>136764914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3531340">
                <text:p>83531340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979460">
                <text:p>10097946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8114652">
                <text:p>135811465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584388">
                <text:p>136858438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3585088">
                <text:p>8358508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794168">
                <text:p>10079416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8435196">
                <text:p>135843519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084276">
                <text:p>136808427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3633508">
                <text:p>8363350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648512">
                <text:p>10064851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7436592">
                <text:p>135743659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323352">
                <text:p>136832335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3556864">
                <text:p>8355686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550664">
                <text:p>10055066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7368984">
                <text:p>135736898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647416">
                <text:p>136764741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3519820">
                <text:p>83519820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41116">
                <text:p>10044111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7314336">
                <text:p>135731433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389800">
                <text:p>136738980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3575548">
                <text:p>8357554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32296">
                <text:p>10043229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7142976">
                <text:p>135714297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650080">
                <text:p>136765008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3730312">
                <text:p>8373031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11092">
                <text:p>10041109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7852536">
                <text:p>135785253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660772">
                <text:p>136766077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3785896">
                <text:p>8378589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92696">
                <text:p>10039269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8233128">
                <text:p>135823312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382680">
                <text:p>136838268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3797992">
                <text:p>8379799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60224">
                <text:p>10036022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6919200">
                <text:p>135691920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977428">
                <text:p>136797742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3658672">
                <text:p>8365867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29560">
                <text:p>10042956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7176492">
                <text:p>135717649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872524">
                <text:p>136787252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3551032">
                <text:p>8355103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60808">
                <text:p>10046080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7160904">
                <text:p>135716090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604684">
                <text:p>136760468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3491596">
                <text:p>8349159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36176">
                <text:p>10033617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6964236">
                <text:p>135696423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495820">
                <text:p>136749582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3632716">
                <text:p>8363271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41836">
                <text:p>10044183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8026596">
                <text:p>135802659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74611400">
                <text:p>137461140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3560824">
                <text:p>8356082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7514252">
                <text:p>10751425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8305812">
                <text:p>135830581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6610796">
                <text:p>136661079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3587392">
                <text:p>8358739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79548">
                <text:p>10027954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8423136">
                <text:p>135842313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018828">
                <text:p>136801882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3567916">
                <text:p>8356791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16852">
                <text:p>10041685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6888564">
                <text:p>135688856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381268">
                <text:p>136738126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3731212">
                <text:p>8373121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06304">
                <text:p>10040630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1600676">
                <text:p>136160067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435484">
                <text:p>136743548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3652840">
                <text:p>83652840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68260">
                <text:p>10046826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71820068">
                <text:p>137182006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445060">
                <text:p>136744506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3644596">
                <text:p>8364459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66136">
                <text:p>10046613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6791840">
                <text:p>136679184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259696">
                <text:p>136725969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3544156">
                <text:p>8354415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744596">
                <text:p>10074459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391112">
                <text:p>136039111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465832">
                <text:p>136746583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3765592">
                <text:p>8376559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611756">
                <text:p>10061175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611172">
                <text:p>135961117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349660">
                <text:p>136734966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3850948">
                <text:p>8385094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851876">
                <text:p>10085187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815264">
                <text:p>136081526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475336">
                <text:p>136747533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3676888">
                <text:p>8367688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710360">
                <text:p>10071036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2403296">
                <text:p>136240329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489268">
                <text:p>136748926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3476764">
                <text:p>8347676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86944">
                <text:p>10048694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1359944">
                <text:p>136135994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9075752">
                <text:p>136907575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3526516">
                <text:p>8352651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65660">
                <text:p>10036566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337544">
                <text:p>136033754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207360">
                <text:p>136820736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3756484">
                <text:p>8375648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53032">
                <text:p>10045303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766952">
                <text:p>136076695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898480">
                <text:p>136789848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3618604">
                <text:p>8361860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62608">
                <text:p>10046260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1604636">
                <text:p>136160463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403264">
                <text:p>136740326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3657916">
                <text:p>8365791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63868">
                <text:p>10046386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941580">
                <text:p>135994158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556768">
                <text:p>136755676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3663244">
                <text:p>8366324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93660">
                <text:p>10029366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407340">
                <text:p>135940734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654004">
                <text:p>136765400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3649996">
                <text:p>8364999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92004">
                <text:p>10029200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558936">
                <text:p>135955893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384876">
                <text:p>136838487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3660040">
                <text:p>83660040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37768">
                <text:p>10043776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613440">
                <text:p>135961344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103500">
                <text:p>136810350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3657376">
                <text:p>8365737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836756">
                <text:p>10083675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6944732">
                <text:p>136694473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007884">
                <text:p>136800788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3435148">
                <text:p>8343514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692720">
                <text:p>10069272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1380320">
                <text:p>136138032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623440">
                <text:p>136762344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3552328">
                <text:p>8355232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64552">
                <text:p>10046455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164060">
                <text:p>136016406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74800760">
                <text:p>137480076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3420820">
                <text:p>83420820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7427240">
                <text:p>10742724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5293664">
                <text:p>136529366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013096">
                <text:p>136701309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3423700">
                <text:p>83423700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159632">
                <text:p>10015963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3510188">
                <text:p>136351018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307404">
                <text:p>136830740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3360016">
                <text:p>8336001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80196">
                <text:p>10028019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2050712">
                <text:p>136205071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566920">
                <text:p>136756692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3595276">
                <text:p>8359527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97412">
                <text:p>10039741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423728">
                <text:p>136042372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635824">
                <text:p>136763582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3577456">
                <text:p>8357745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23972">
                <text:p>10032397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2228840">
                <text:p>136222884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814888">
                <text:p>136781488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3598156">
                <text:p>8359815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40064">
                <text:p>10034006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9938816">
                <text:p>136993881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500076">
                <text:p>136850007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3706264">
                <text:p>8370626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37472">
                <text:p>10033747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7615304">
                <text:p>136761530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967348">
                <text:p>136796734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3661264">
                <text:p>8366126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23964">
                <text:p>10022396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2469716">
                <text:p>136246971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571276">
                <text:p>136757127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3643228">
                <text:p>8364322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75660">
                <text:p>10027566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73373756">
                <text:p>137337375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698788">
                <text:p>136769878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3658996">
                <text:p>8365899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66804">
                <text:p>10026680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74252300">
                <text:p>137425230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899812">
                <text:p>136789981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3624328">
                <text:p>8362432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09176">
                <text:p>10030917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7601228">
                <text:p>136760122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792892">
                <text:p>136779289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3616516">
                <text:p>8361651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76504">
                <text:p>10047650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1068128">
                <text:p>136106812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629532">
                <text:p>136862953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3624076">
                <text:p>8362407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31360">
                <text:p>10043136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395072">
                <text:p>136039507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213912">
                <text:p>136821391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3694240">
                <text:p>83694240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54760">
                <text:p>10045476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1521620">
                <text:p>136152162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890380">
                <text:p>136789038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3612016">
                <text:p>8361201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524924">
                <text:p>10052492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5980292">
                <text:p>136598029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444772">
                <text:p>136744477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3677608">
                <text:p>8367760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553868">
                <text:p>10055386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983960">
                <text:p>136098396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386776">
                <text:p>136738677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3581596">
                <text:p>8358159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61708">
                <text:p>10046170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1381364">
                <text:p>136138136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352296">
                <text:p>136835229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3612016">
                <text:p>8361201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63292">
                <text:p>10046329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987776">
                <text:p>136098777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222876">
                <text:p>136822287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3649888">
                <text:p>8364988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92452">
                <text:p>10049245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3236732">
                <text:p>136323673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196092">
                <text:p>136819609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3641536">
                <text:p>8364153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96880">
                <text:p>10049688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927584">
                <text:p>136092758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74920280">
                <text:p>137492028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3570904">
                <text:p>8357090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541376">
                <text:p>10054137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1287836">
                <text:p>136128783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300052">
                <text:p>136730005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3702952">
                <text:p>8370295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7548992">
                <text:p>10754899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5396012">
                <text:p>136539601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869536">
                <text:p>136786953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3560932">
                <text:p>8356093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46824">
                <text:p>10024682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3586148">
                <text:p>136358614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570556">
                <text:p>136757055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3495592">
                <text:p>8349559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38128">
                <text:p>10043812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2838968">
                <text:p>136283896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888616">
                <text:p>136788861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3542176">
                <text:p>8354217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83596">
                <text:p>10048359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574748">
                <text:p>136057474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709840">
                <text:p>136770984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3692044">
                <text:p>8369204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70268">
                <text:p>10037026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5184476">
                <text:p>136518447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429840">
                <text:p>136842984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3602512">
                <text:p>8360251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71276">
                <text:p>10037127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1812356">
                <text:p>136181235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236664">
                <text:p>136823666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3585520">
                <text:p>83585520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76252">
                <text:p>10047625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1325024">
                <text:p>136132502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811828">
                <text:p>136781182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3621844">
                <text:p>8362184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22576">
                <text:p>10042257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2848364">
                <text:p>136284836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652744">
                <text:p>136765274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3620872">
                <text:p>8362087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60548">
                <text:p>10036054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3344048">
                <text:p>136334404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647236">
                <text:p>136764723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3608416">
                <text:p>8360841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16888">
                <text:p>10041688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1449584">
                <text:p>136144958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495352">
                <text:p>136749535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3622996">
                <text:p>8362299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44176">
                <text:p>10044417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2166812">
                <text:p>136216681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871408">
                <text:p>136787140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3517408">
                <text:p>8351740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45256">
                <text:p>10044525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596240">
                <text:p>136059624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634392">
                <text:p>136863439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3553588">
                <text:p>8355358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66676">
                <text:p>10046667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1461140">
                <text:p>136146114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73515992">
                <text:p>137351599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3552004">
                <text:p>8355200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56084">
                <text:p>10035608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3935348">
                <text:p>136393534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70339388">
                <text:p>137033938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3617848">
                <text:p>8361784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20380">
                <text:p>10042038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208376">
                <text:p>136020837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509068">
                <text:p>136750906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3633328">
                <text:p>8363332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82552">
                <text:p>10048255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1016828">
                <text:p>136101682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610120">
                <text:p>136761012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3551896">
                <text:p>8355189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91048">
                <text:p>10049104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5289092">
                <text:p>136528909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057852">
                <text:p>136805785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3763216">
                <text:p>8376321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38848">
                <text:p>10043884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8117972">
                <text:p>136811797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195516">
                <text:p>136819551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3586204">
                <text:p>8358620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63436">
                <text:p>10046343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71115332">
                <text:p>137111533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909892">
                <text:p>136790989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4093660">
                <text:p>84093660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22828">
                <text:p>10042282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1105028">
                <text:p>136110502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75596144">
                <text:p>137559614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486556">
                <text:p>8348655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21632">
                <text:p>10032163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609524">
                <text:p>136060952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6816860">
                <text:p>136681686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44012">
                <text:p>8354401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7503488">
                <text:p>10750348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903392">
                <text:p>136090339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717184">
                <text:p>136771718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3621592">
                <text:p>8362159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48308">
                <text:p>10034830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7645796">
                <text:p>136764579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757252">
                <text:p>136775725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3502864">
                <text:p>8350286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521756">
                <text:p>10052175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4865840">
                <text:p>136486584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093024">
                <text:p>136809302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3698560">
                <text:p>83698560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538640">
                <text:p>10053864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562616">
                <text:p>136056261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187488">
                <text:p>136818748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3698272">
                <text:p>8369827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47848">
                <text:p>10044784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675260">
                <text:p>136067526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111744">
                <text:p>136811174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3734596">
                <text:p>8373459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55616">
                <text:p>10035561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477260">
                <text:p>136047726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000900">
                <text:p>136800090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3642472">
                <text:p>8364247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99256">
                <text:p>10049925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694448">
                <text:p>136069444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626284">
                <text:p>136762628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3573244">
                <text:p>8357324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44996">
                <text:p>10034499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648836">
                <text:p>136064883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603388">
                <text:p>136760338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3636640">
                <text:p>83636640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78476">
                <text:p>10037847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617768">
                <text:p>136061776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769348">
                <text:p>136776934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3631888">
                <text:p>8363188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03812">
                <text:p>10030381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344636">
                <text:p>136034463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855244">
                <text:p>136785524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3617020">
                <text:p>83617020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48812">
                <text:p>10034881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412532">
                <text:p>136041253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478764">
                <text:p>136847876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3658816">
                <text:p>8365881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69224">
                <text:p>10036922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503432">
                <text:p>136050343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155664">
                <text:p>136815566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3574396">
                <text:p>8357439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73940">
                <text:p>10037394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563120">
                <text:p>136056312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744256">
                <text:p>136774425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3684052">
                <text:p>8368405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83148">
                <text:p>10028314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714212">
                <text:p>136071421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767836">
                <text:p>136776783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3640888">
                <text:p>8364088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69648">
                <text:p>10026964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414296">
                <text:p>136041429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646228">
                <text:p>136764622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3686572">
                <text:p>8368657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84200">
                <text:p>10038420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784628">
                <text:p>136078462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677656">
                <text:p>136767765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642436">
                <text:p>8364243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66336">
                <text:p>10026633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622124">
                <text:p>136062212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498312">
                <text:p>136849831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3504556">
                <text:p>8350455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83436">
                <text:p>10028343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3032792">
                <text:p>136303279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027360">
                <text:p>136802736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3663496">
                <text:p>8366349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35780">
                <text:p>10033578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782000">
                <text:p>136078200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74743520">
                <text:p>137474352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3677140">
                <text:p>83677140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76596">
                <text:p>10027659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79661948">
                <text:p>137966194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663796">
                <text:p>136766379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3549664">
                <text:p>8354966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7489952">
                <text:p>10748995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8300564">
                <text:p>136830056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979560">
                <text:p>136897956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3581056">
                <text:p>8358105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063512">
                <text:p>10006351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230336">
                <text:p>136023033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70279124">
                <text:p>137027912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3567520">
                <text:p>83567520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84444">
                <text:p>10028444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1659968">
                <text:p>136165996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916308">
                <text:p>136891630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3494224">
                <text:p>8349422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11624">
                <text:p>10031162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719180">
                <text:p>136071918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70355336">
                <text:p>137035533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3656116">
                <text:p>8365611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34160">
                <text:p>10033416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329588">
                <text:p>136032958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70017188">
                <text:p>137001718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3601648">
                <text:p>8360164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57624">
                <text:p>10025762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631628">
                <text:p>136063162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9114488">
                <text:p>136911448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3663676">
                <text:p>8366367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47616">
                <text:p>10024761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588896">
                <text:p>136058889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70326824">
                <text:p>137032682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3686644">
                <text:p>8368664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93624">
                <text:p>10029362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734228">
                <text:p>136073422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70372004">
                <text:p>137037200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3448576">
                <text:p>8344857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76956">
                <text:p>10027695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715256">
                <text:p>136071525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792352">
                <text:p>136779235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3474208">
                <text:p>8347420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84732">
                <text:p>10028473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842552">
                <text:p>136084255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765820">
                <text:p>136776582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3769120">
                <text:p>83769120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53528">
                <text:p>10035352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555092">
                <text:p>136055509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603288">
                <text:p>136860328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3776608">
                <text:p>8377660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19184">
                <text:p>10031918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728540">
                <text:p>136072854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272196">
                <text:p>136827219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3363688">
                <text:p>8336368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89708">
                <text:p>10038970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1019060">
                <text:p>136101906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830980">
                <text:p>136783098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3404512">
                <text:p>8340451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59360">
                <text:p>10035936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263060">
                <text:p>136026306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735004">
                <text:p>136773500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3339388">
                <text:p>8333938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56192">
                <text:p>10035619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288980">
                <text:p>136028898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776152">
                <text:p>136777615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3389860">
                <text:p>83389860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72456">
                <text:p>10027245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583712">
                <text:p>136058371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279324">
                <text:p>136827932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3423484">
                <text:p>8342348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24224">
                <text:p>10032422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985896">
                <text:p>135998589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240768">
                <text:p>136824076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3344212">
                <text:p>8334421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58920">
                <text:p>10025892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711260">
                <text:p>136071126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808912">
                <text:p>136780891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3450160">
                <text:p>83450160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147104">
                <text:p>10014710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280160">
                <text:p>136028016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710920">
                <text:p>136771092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3784204">
                <text:p>8378420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57840">
                <text:p>10025784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206900">
                <text:p>136020690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74862788">
                <text:p>137486278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3658168">
                <text:p>8365816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93372">
                <text:p>10029337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514736">
                <text:p>136051473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088084">
                <text:p>136708808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3639412">
                <text:p>8363941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7421804">
                <text:p>10742180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513620">
                <text:p>136051362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059832">
                <text:p>136805983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3972124">
                <text:p>8397212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038564">
                <text:p>10003856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839060">
                <text:p>136083906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039960">
                <text:p>136803996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3721348">
                <text:p>8372134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45132">
                <text:p>10024513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820052">
                <text:p>136082005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642348">
                <text:p>136864234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3728692">
                <text:p>8372869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00896">
                <text:p>10030089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626120">
                <text:p>136062612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9734084">
                <text:p>136973408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3528388">
                <text:p>8352838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67748">
                <text:p>10036774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478808">
                <text:p>136047880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449964">
                <text:p>136844996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3528820">
                <text:p>83528820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01400">
                <text:p>10030140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901944">
                <text:p>135990194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286596">
                <text:p>136828659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3744496">
                <text:p>8374449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01940">
                <text:p>10030194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398168">
                <text:p>136039816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214092">
                <text:p>136821409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3707632">
                <text:p>8370763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94056">
                <text:p>10029405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202580">
                <text:p>136020258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9299852">
                <text:p>136929985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3702736">
                <text:p>8370273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601496">
                <text:p>10060149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1104236">
                <text:p>136110423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422676">
                <text:p>136842267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3769696">
                <text:p>8376969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916460">
                <text:p>10091646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090764">
                <text:p>136009076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785872">
                <text:p>136778587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3692404">
                <text:p>8369240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82608">
                <text:p>10028260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272924">
                <text:p>136027292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699940">
                <text:p>136769994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3656980">
                <text:p>83656980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03308">
                <text:p>10030330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089720">
                <text:p>136008972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7746164">
                <text:p>136774616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3566908">
                <text:p>8356690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09500">
                <text:p>10030950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922968">
                <text:p>135992296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9022688">
                <text:p>136902268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3507760">
                <text:p>83507760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02120">
                <text:p>10030212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214640">
                <text:p>136021464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335556">
                <text:p>136833555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3538864">
                <text:p>8353886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11120">
                <text:p>10031112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476216">
                <text:p>136047621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500688">
                <text:p>136850068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3395800">
                <text:p>83395800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50244">
                <text:p>10025024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400328">
                <text:p>136040032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9245600">
                <text:p>136924560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3296152">
                <text:p>8329615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27096">
                <text:p>10022709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205388">
                <text:p>136020538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350856">
                <text:p>136835085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3434176">
                <text:p>8343417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71600">
                <text:p>10037160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707508">
                <text:p>135970750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72036968">
                <text:p>137203696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3500128">
                <text:p>8350012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51648">
                <text:p>10025164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863964">
                <text:p>135986396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9706688">
                <text:p>136970668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3495736">
                <text:p>8349573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25412">
                <text:p>10032541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624644">
                <text:p>136062464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75908660">
                <text:p>137590866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3499588">
                <text:p>8349958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68468">
                <text:p>10036846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882288">
                <text:p>135988228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164952">
                <text:p>136816495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3487672">
                <text:p>8348767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7456688">
                <text:p>10745668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968868">
                <text:p>135996886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827208">
                <text:p>136882720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3741796">
                <text:p>8374179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054044">
                <text:p>10005404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600660">
                <text:p>135960066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644472">
                <text:p>136864447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3647476">
                <text:p>8364747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24260">
                <text:p>10032426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420444">
                <text:p>135942044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70060892">
                <text:p>137006089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3564172">
                <text:p>8356417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48516">
                <text:p>10024851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264708">
                <text:p>135926470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9510416">
                <text:p>136951041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3463372">
                <text:p>8346337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21272">
                <text:p>10032127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221472">
                <text:p>135922147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782316">
                <text:p>136878231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3847276">
                <text:p>8384727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31280">
                <text:p>10033128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1126340">
                <text:p>136112634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9226088">
                <text:p>136922608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3575728">
                <text:p>8357572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11444">
                <text:p>10031144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326412">
                <text:p>135932641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9035432">
                <text:p>136903543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3628828">
                <text:p>8362882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90744">
                <text:p>10029074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675972">
                <text:p>135967597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571356">
                <text:p>1368571356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3728188">
                <text:p>8372818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44096">
                <text:p>100344096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417168">
                <text:p>135941716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9639764">
                <text:p>136963976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3680812">
                <text:p>8368081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91464">
                <text:p>10029146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744444">
                <text:p>135974444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70570508">
                <text:p>137057050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3645496">
                <text:p>8364549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57452">
                <text:p>10035745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8857728">
                <text:p>135885772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9131804">
                <text:p>136913180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3597904">
                <text:p>8359790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30632">
                <text:p>10033063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409500">
                <text:p>1359409500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811908">
                <text:p>136881190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3595060">
                <text:p>83595060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35600">
                <text:p>10033560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558432">
                <text:p>135955843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342612">
                <text:p>136834261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3597364">
                <text:p>8359736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43260">
                <text:p>10024326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183528">
                <text:p>135918352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135504">
                <text:p>136813550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3635596">
                <text:p>8363559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15764">
                <text:p>10031576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069156">
                <text:p>135906915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9048824">
                <text:p>136904882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3667636">
                <text:p>83667636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63024">
                <text:p>10026302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1086632">
                <text:p>136108663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84711452">
                <text:p>138471145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3590020">
                <text:p>83590020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68468">
                <text:p>10036846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967392">
                <text:p>135996739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71819132">
                <text:p>137181913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3641032">
                <text:p>8364103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09968">
                <text:p>10030996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313164">
                <text:p>135931316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9618992">
                <text:p>136961899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3692152">
                <text:p>8369215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423764">
                <text:p>10042376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577764">
                <text:p>135957776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76758908">
                <text:p>137675890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3736828">
                <text:p>83736828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97268">
                <text:p>10039726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146204">
                <text:p>136014620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9140840">
                <text:p>136914084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3690640">
                <text:p>83690640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77424">
                <text:p>10027742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60545912">
                <text:p>136054591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9603728">
                <text:p>1369603728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3667960">
                <text:p>83667960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7344224">
                <text:p>10734422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870912">
                <text:p>135987091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9689192">
                <text:p>1369689192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3655432">
                <text:p>8365543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132704">
                <text:p>10013270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453168">
                <text:p>1359453168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70214324">
                <text:p>137021432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3711952">
                <text:p>8371195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268784">
                <text:p>100268784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550476">
                <text:p>135955047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9287900">
                <text:p>136928790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3704212">
                <text:p>83704212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32360">
                <text:p>100332360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596196">
                <text:p>135959619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9725480">
                <text:p>136972548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3668644">
                <text:p>8366864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61232">
                <text:p>100361232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833292">
                <text:p>1359833292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892944">
                <text:p>1368892944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3577744">
                <text:p>83577744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20275.6667100831">
                <text:p>20275.6667100831</text:p>
              </table:table-cell>
              <table:table-cell office:value-type="float" office:value="100334448">
                <text:p>100334448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298645.438485765">
                <text:p>298645.438485765</text:p>
              </table:table-cell>
              <table:table-cell office:value-type="float" office:value="1359850644">
                <text:p>1359850644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490503.60049606">
                <text:p>490503.60049606</text:p>
              </table:table-cell>
              <table:table-cell office:value-type="float" office:value="1368958140">
                <text:p>1368958140</text:p>
              </table:table-cell>
              <table:table-cell office:value-type="float" office:value="425222.116359796">
                <text:p>425222.116359796</text:p>
              </table:table-cell>
              <table:table-cell office:value-type="float" office:value="425222.116359796">
                <text:p>425222.1163597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5.342cm" svg:height="25.504cm" xlink:href=".." xlink:type="simple" chart:class="chart:bar" chart:style-name="ch1">
        <chart:legend chart:legend-position="end" svg:x="42.92cm" svg:y="12.453cm" style:legend-expansion="high" chart:style-name="ch2"/>
        <chart:plot-area chart:style-name="ch3" svg:x="0.906cm" svg:y="0.51cm" svg:width="41.108cm" svg:height="24.484cm">
          <chart:coordinate-region svg:x="3.144cm" svg:y="0.709cm" svg:width="38.87cm" svg:height="23.638cm"/>
          <chart:axis chart:dimension="x" chart:name="primary-x" chart:style-name="ch4" chartooo:axis-type="auto">
            <chartooo:date-scale/>
            <chart:categories table:cell-range-address="Sheet1.L1:Sheet1.O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2:Sheet1.O2" chart:label-cell-address="Sheet1.K2:Sheet1.K2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ND</text:p>
                <draw:g>
                  <svg:desc>Sheet1.L1:Sheet1.O1</svg:desc>
                </draw:g>
              </table:table-cell>
              <table:table-cell office:value-type="string">
                <text:p>FD</text:p>
              </table:table-cell>
              <table:table-cell office:value-type="string">
                <text:p>SND</text:p>
              </table:table-cell>
              <table:table-cell office:value-type="string">
                <text:p>SD</text:p>
              </table:table-cell>
            </table:table-row>
          </table:table-header-rows>
          <table:table-rows>
            <table:table-row>
              <table:table-cell office:value-type="string">
                <text:p>AVG, CPF</text:p>
                <draw:g>
                  <svg:desc>Sheet1.K2:Sheet1.K2</svg:desc>
                </draw:g>
              </table:table-cell>
              <table:table-cell office:value-type="float" office:value="83607771.9375">
                <text:p>83607771.9375</text:p>
                <draw:g>
                  <svg:desc>Sheet1.L2:Sheet1.O2</svg:desc>
                </draw:g>
              </table:table-cell>
              <table:table-cell office:value-type="float" office:value="100866756.65625">
                <text:p>100866756.65625</text:p>
              </table:table-cell>
              <table:table-cell office:value-type="float" office:value="1360525105.82813">
                <text:p>1360525105.82813</text:p>
              </table:table-cell>
              <table:table-cell office:value-type="float" office:value="1368784900.125">
                <text:p>1368784900.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